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53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2.168cm"/>
    </style:style>
    <style:style style:name="co10" style:family="table-column">
      <style:table-column-properties fo:break-before="auto" style:column-width="1.725cm"/>
    </style:style>
    <style:style style:name="co11" style:family="table-column">
      <style:table-column-properties fo:break-before="auto" style:column-width="2.418cm"/>
    </style:style>
    <style:style style:name="co12" style:family="table-column">
      <style:table-column-properties fo:break-before="auto" style:column-width="2.558cm"/>
    </style:style>
    <style:style style:name="co13" style:family="table-column">
      <style:table-column-properties fo:break-before="auto" style:column-width="2.307cm"/>
    </style:style>
    <style:style style:name="co14" style:family="table-column">
      <style:table-column-properties fo:break-before="auto" style:column-width="2.364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2.469cm"/>
    </style:style>
    <style:style style:name="co17" style:family="table-column">
      <style:table-column-properties fo:break-before="auto" style:column-width="2.025cm"/>
    </style:style>
    <style:style style:name="co18" style:family="table-column">
      <style:table-column-properties fo:break-before="auto" style:column-width="2.191cm"/>
    </style:style>
    <style:style style:name="co19" style:family="table-column">
      <style:table-column-properties fo:break-before="auto" style:column-width="1.526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2.33cm"/>
    </style:style>
    <style:style style:name="co22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0.002cm solid #000000" fo:border-right="none" fo:border-top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.353cm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order-bottom="none" fo:background-color="#eeeeee" fo:border-left="0.002cm solid #000000" fo:border-right="none" fo:border-top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eeeee" fo:border-left="0.002cm solid #000000" fo:border-right="none" fo:border-top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ackground-color="#eeeeee" fo:border-left="0.002cm solid #000000" fo:border-right="none" fo:border-top="none"/>
    </style:style>
    <style:style style:name="ce20" style:family="table-cell" style:parent-style-name="Default">
      <style:table-cell-properties fo:border-bottom="0.002cm solid #000000" fo:background-color="#eeeeee" fo:border-left="0.002cm solid #000000" fo:border-right="none" fo:border-top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fo:background-color="#eeeeee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eeeeee"/>
    </style:style>
    <style:style style:name="ce25" style:family="table-cell" style:parent-style-name="Default">
      <style:table-cell-properties fo:border-bottom="0.002cm solid #000000" fo:background-color="#eeeeee" fo:border-left="none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2cm solid #000000" fo:background-color="#eeeeee" fo:border-left="none" fo:border-right="none" fo:border-top="none"/>
      <style:text-properties fo:color="#000000" style:font-name="Arial" fo:font-size="10pt" fo:language="none" fo:country="none" fo:font-weight="normal" style:font-name-asian="Segoe UI" style:font-size-asian="10pt" style:language-asian="none" style:country-asian="none" style:font-weight-asian="normal" style:font-name-complex="Segoe UI" style:font-size-complex="10pt" style:language-complex="none" style:country-complex="none" style:font-weight-complex="normal"/>
    </style:style>
    <style:style style:name="ce28" style:family="table-cell" style:parent-style-name="Default">
      <style:table-cell-properties fo:border-bottom="0.002cm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eeeee" fo:border="none"/>
    </style:style>
    <style:style style:name="ce30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31" style:family="table-cell" style:parent-style-name="Default">
      <style:table-cell-properties fo:border-bottom="none" fo:background-color="#eeeeee" fo:border-left="none" fo:border-right="0.002cm solid #000000" fo:border-top="0.002cm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fo:border-left="none" fo:border-right="0.002cm solid #000000" fo:border-top="none"/>
    </style:style>
    <style:style style:name="ce33" style:family="table-cell" style:parent-style-name="Default">
      <style:table-cell-properties fo:border-bottom="0.002cm solid #000000" fo:background-color="#eeeeee" fo:border-left="none" fo:border-right="0.002cm solid #000000" fo:border-top="none"/>
    </style:style>
    <style:style style:name="ce34" style:family="table-cell" style:parent-style-name="Default">
      <style:table-cell-properties fo:border-bottom="none" fo:border-left="0.002cm solid #000000" fo:border-right="none" fo:border-top="0.002cm solid #000000"/>
    </style:style>
    <style:style style:name="ce35" style:family="table-cell" style:parent-style-name="Default">
      <style:table-cell-properties fo:border-bottom="0.002cm solid #000000" fo:border-left="0.002cm solid #000000" fo:border-right="none" fo:border-top="none"/>
    </style:style>
    <style:style style:name="ce36" style:family="table-cell" style:parent-style-name="Default">
      <style:table-cell-properties fo:border-bottom="none" fo:border-left="none" fo:border-right="0.002cm solid #000000" fo:border-top="0.002cm solid #000000"/>
    </style:style>
    <style:style style:name="ce37" style:family="table-cell" style:parent-style-name="Default">
      <style:table-cell-properties fo:border-bottom="0.002cm solid #000000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order-left="none" fo:border-right="none" fo:border-top="0.002cm solid #000000"/>
    </style:style>
    <style:style style:name="ce39" style:family="table-cell" style:parent-style-name="Default">
      <style:table-cell-properties fo:background-color="#eeeeee"/>
      <style:text-properties fo:color="#000000" style:font-name="Arial" fo:font-size="10pt" fo:language="none" fo:country="none" fo:font-weight="normal" style:font-name-asian="Segoe UI" style:font-size-asian="10pt" style:language-asian="none" style:country-asian="none" style:font-weight-asian="normal" style:font-name-complex="Segoe UI" style:font-size-complex="10pt" style:language-complex="none" style:country-complex="none" style:font-weight-complex="normal"/>
    </style:style>
    <style:style style:name="ce40" style:family="table-cell" style:parent-style-name="Default">
      <style:table-cell-properties fo:border-bottom="none" fo:border-left="0.002cm solid #000000" fo:border-right="none" fo:border-top="none"/>
    </style:style>
    <style:style style:name="ce41" style:family="table-cell" style:parent-style-name="Default">
      <style:table-cell-properties fo:border-bottom="none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o 28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1" table:default-cell-style-name="Default"/>
        <table:table-row table:style-name="ro1">
          <table:table-cell office:value-type="string">
            <text:p>rho_kraft</text:p>
          </table:table-cell>
          <table:table-cell table:style-name="ce2" office:value-type="string">
            <text:p>kg/L</text:p>
          </table:table-cell>
          <table:table-cell table:style-name="ce3" office:value-type="float" office:value="0.784">
            <text:p>0,784</text:p>
          </table:table-cell>
          <table:table-cell table:number-columns-repeated="5"/>
          <table:table-cell table:style-name="ce10" office:value-type="string">
            <text:p>dT/dH</text:p>
          </table:table-cell>
          <table:table-cell table:style-name="ce11" office:value-type="float" office:value="-0.0065">
            <text:p>-0,0065</text:p>
          </table:table-cell>
          <table:table-cell table:style-name="ce13" office:value-type="string">
            <text:p>K/m</text:p>
          </table:table-cell>
          <table:table-cell table:style-name="ce15"/>
          <table:table-cell/>
          <table:table-cell table:style-name="ce10" office:value-type="string">
            <text:p>g</text:p>
          </table:table-cell>
          <table:table-cell table:style-name="ce11" office:value-type="float" office:value="9.81">
            <text:p>9,81</text:p>
          </table:table-cell>
          <table:table-cell table:style-name="ce13" office:value-type="string">
            <text:p>m/s²</text:p>
          </table:table-cell>
          <table:table-cell table:number-columns-repeated="17"/>
        </table:table-row>
        <table:table-row table:style-name="ro1">
          <table:table-cell office:value-type="string">
            <text:p>kraftvolmax</text:p>
          </table:table-cell>
          <table:table-cell table:style-name="ce2" office:value-type="string">
            <text:p>L</text:p>
          </table:table-cell>
          <table:table-cell table:style-name="ce4" office:value-type="float" office:value="767.478">
            <text:p>767,478</text:p>
          </table:table-cell>
          <table:table-cell table:number-columns-repeated="6"/>
          <table:table-cell table:style-name="ce12"/>
          <table:table-cell table:style-name="ce14"/>
          <table:table-cell table:style-name="ce16"/>
          <table:table-cell table:number-columns-repeated="2"/>
          <table:table-cell table:style-name="ce12"/>
          <table:table-cell table:style-name="ce14"/>
          <table:table-cell table:number-columns-repeated="17"/>
        </table:table-row>
        <table:table-row table:style-name="ro1">
          <table:table-cell office:value-type="string">
            <text:p>Tankfülle</text:p>
          </table:table-cell>
          <table:table-cell table:style-name="ce2" office:value-type="string">
            <text:p>%</text:p>
          </table:table-cell>
          <table:table-cell table:style-name="ce5" office:value-type="float" office:value="1">
            <text:p>1</text:p>
          </table:table-cell>
          <table:table-cell table:number-columns-repeated="5"/>
          <table:table-cell table:style-name="ce10" office:value-type="string">
            <text:p>p_0_INA</text:p>
          </table:table-cell>
          <table:table-cell table:style-name="ce11" office:value-type="float" office:value="101325">
            <text:p>101325</text:p>
          </table:table-cell>
          <table:table-cell table:style-name="ce13" office:value-type="string">
            <text:p>N/m²</text:p>
          </table:table-cell>
          <table:table-cell table:style-name="ce15"/>
          <table:table-cell/>
          <table:table-cell table:style-name="ce10" office:value-type="string">
            <text:p>T_Boden</text:p>
          </table:table-cell>
          <table:table-cell table:style-name="ce11" office:value-type="float" office:value="293.15">
            <text:p>293,15</text:p>
          </table:table-cell>
          <table:table-cell table:style-name="ce13" office:value-type="string">
            <text:p>K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kraft_masse</text:p>
          </table:table-cell>
          <table:table-cell table:style-name="ce2" office:value-type="string">
            <text:p>kg</text:p>
          </table:table-cell>
          <table:table-cell table:style-name="ce6" table:formula="of:=([.C1]*[.C2])*[.C3]" office:value-type="float" office:value="601.702752">
            <text:p>601,702752</text:p>
          </table:table-cell>
          <table:table-cell/>
          <table:table-cell table:style-name="ce1"/>
          <table:table-cell table:number-columns-repeated="4"/>
          <table:table-cell table:style-name="ce12"/>
          <table:table-cell table:style-name="ce14"/>
          <table:table-cell table:style-name="ce16"/>
          <table:table-cell table:number-columns-repeated="21"/>
        </table:table-row>
        <table:table-row table:style-name="ro1">
          <table:table-cell/>
          <table:table-cell table:style-name="ce2"/>
          <table:table-cell table:number-columns-repeated="6"/>
          <table:table-cell table:style-name="ce10" office:value-type="string">
            <text:p>rho_0_INA</text:p>
          </table:table-cell>
          <table:table-cell table:style-name="ce11" office:value-type="float" office:value="1.225">
            <text:p>1,225</text:p>
          </table:table-cell>
          <table:table-cell table:style-name="ce13" office:value-type="string">
            <text:p>kg/m³</text:p>
          </table:table-cell>
          <table:table-cell table:style-name="ce15"/>
          <table:table-cell/>
          <table:table-cell table:style-name="ce9" office:value-type="string">
            <text:p>p_QNH</text:p>
          </table:table-cell>
          <table:table-cell table:style-name="ce7" office:value-type="float" office:value="100600">
            <text:p>100600</text:p>
          </table:table-cell>
          <table:table-cell table:style-name="ce21" office:value-type="string">
            <text:p>N/m²</text:p>
          </table:table-cell>
          <table:table-cell table:number-columns-repeated="17"/>
        </table:table-row>
        <table:table-row table:style-name="ro1">
          <table:table-cell office:value-type="string">
            <text:p>m_rüst</text:p>
          </table:table-cell>
          <table:table-cell table:style-name="ce2" office:value-type="string">
            <text:p>kg</text:p>
          </table:table-cell>
          <table:table-cell table:style-name="ce7" office:value-type="float" office:value="3188">
            <text:p>3188</text:p>
          </table:table-cell>
          <table:table-cell table:number-columns-repeated="6"/>
          <table:table-cell table:style-name="ce12"/>
          <table:table-cell table:style-name="ce14"/>
          <table:table-cell table:style-name="ce16"/>
          <table:table-cell table:number-columns-repeated="21"/>
        </table:table-row>
        <table:table-row table:style-name="ro1">
          <table:table-cell office:value-type="string">
            <text:p>m_kraftstoff</text:p>
          </table:table-cell>
          <table:table-cell table:style-name="ce2" office:value-type="string">
            <text:p>kg</text:p>
          </table:table-cell>
          <table:table-cell table:style-name="ce8" table:formula="of:=[.C4]" office:value-type="float" office:value="601.702752">
            <text:p>601,702752</text:p>
          </table:table-cell>
          <table:table-cell table:number-columns-repeated="5"/>
          <table:table-cell table:style-name="ce10" office:value-type="string">
            <text:p>T_0_INA</text:p>
          </table:table-cell>
          <table:table-cell table:style-name="ce11" office:value-type="float" office:value="288.15">
            <text:p>288,15</text:p>
          </table:table-cell>
          <table:table-cell table:style-name="ce13" office:value-type="string">
            <text:p>K</text:p>
          </table:table-cell>
          <table:table-cell table:style-name="ce15"/>
          <table:table-cell/>
          <table:table-cell table:style-name="ce9" office:value-type="string">
            <text:p>S</text:p>
          </table:table-cell>
          <table:table-cell table:style-name="ce7" office:value-type="float" office:value="29">
            <text:p>29</text:p>
          </table:table-cell>
          <table:table-cell table:style-name="ce21" office:value-type="string">
            <text:p>m²</text:p>
          </table:table-cell>
          <table:table-cell table:number-columns-repeated="17"/>
        </table:table-row>
        <table:table-row table:style-name="ro1">
          <table:table-cell office:value-type="string">
            <text:p>m_besatzung</text:p>
          </table:table-cell>
          <table:table-cell table:style-name="ce2" office:value-type="string">
            <text:p>kg</text:p>
          </table:table-cell>
          <table:table-cell table:style-name="ce7" office:value-type="float" office:value="425">
            <text:p>425</text:p>
          </table:table-cell>
          <table:table-cell table:number-columns-repeated="6"/>
          <table:table-cell table:style-name="ce12"/>
          <table:table-cell table:style-name="ce14"/>
          <table:table-cell table:style-name="ce16"/>
          <table:table-cell table:number-columns-repeated="21"/>
        </table:table-row>
        <table:table-row table:style-name="ro1">
          <table:table-cell table:style-name="ce1" office:value-type="string">
            <text:p>m_start kg</text:p>
          </table:table-cell>
          <table:table-cell table:style-name="ce2" office:value-type="string">
            <text:p>kg</text:p>
          </table:table-cell>
          <table:table-cell table:style-name="ce9" table:formula="of:=SUM([.C6:.C8])" office:value-type="float" office:value="4214.702752">
            <text:p>4214,702752</text:p>
          </table:table-cell>
          <table:table-cell/>
          <table:table-cell table:style-name="ce1"/>
          <table:table-cell table:number-columns-repeated="3"/>
          <table:table-cell table:style-name="ce10" office:value-type="string">
            <text:p>n</text:p>
          </table:table-cell>
          <table:table-cell table:style-name="ce11" office:value-type="float" office:value="1.235">
            <text:p>1,235</text:p>
          </table:table-cell>
          <table:table-cell table:style-name="ce13" office:value-type="string">
            <text:p>dimensionslos</text:p>
          </table:table-cell>
          <table:table-cell table:style-name="ce15"/>
          <table:table-cell table:number-columns-repeated="21"/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T °C</text:p>
          </table:table-cell>
          <table:table-cell office:value-type="string">
            <text:p>H m</text:p>
          </table:table-cell>
          <table:table-cell office:value-type="string">
            <text:p>T K</text:p>
          </table:table-cell>
          <table:table-cell office:value-type="string">
            <text:p>Vias m/s</text:p>
          </table:table-cell>
          <table:table-cell office:value-type="string">
            <text:p>fuel_lbs_verbr</text:p>
          </table:table-cell>
          <table:table-cell office:value-type="string">
            <text:p>fuel_kg_verbr</text:p>
          </table:table-cell>
          <table:table-cell office:value-type="string">
            <text:p>m_ges</text:p>
          </table:table-cell>
          <table:table-cell office:value-type="string">
            <text:p>delta_t</text:p>
          </table:table-cell>
          <table:table-cell office:value-type="string">
            <text:p>T_INA</text:p>
          </table:table-cell>
          <table:table-cell office:value-type="string">
            <text:p>rho_ina</text:p>
          </table:table-cell>
          <table:table-cell office:value-type="string">
            <text:p>rho_real</text:p>
          </table:table-cell>
          <table:table-cell office:value-type="string">
            <text:p>p_ina</text:p>
          </table:table-cell>
          <table:table-cell office:value-type="string">
            <text:p>delta_H_INA</text:p>
          </table:table-cell>
          <table:table-cell office:value-type="string">
            <text:p>A</text:p>
          </table:table-cell>
          <table:table-cell table:style-name="ce17" office:value-type="string">
            <text:p>V_TAS m/s</text:p>
          </table:table-cell>
          <table:table-cell table:style-name="ce22" office:value-type="string">
            <text:p>wg_real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C_w</text:p>
          </table:table-cell>
          <table:table-cell table:style-name="ce22" office:value-type="string">
            <text:p>C_a</text:p>
          </table:table-cell>
          <table:table-cell table:style-name="ce22" office:value-type="string">
            <text:p>gamma_rad</text:p>
          </table:table-cell>
          <table:table-cell table:style-name="ce31" office:value-type="string">
            <text:p>gamma_deg</text:p>
          </table:table-cell>
          <table:table-cell/>
          <table:table-cell office:value-type="string">
            <text:p>m_start</text:p>
          </table:table-cell>
          <table:table-cell office:value-type="string">
            <text:p>dt/dh</text:p>
          </table:table-cell>
          <table:table-cell office:value-type="string">
            <text:p>p0ina</text:p>
          </table:table-cell>
          <table:table-cell office:value-type="string">
            <text:p>rho0ina</text:p>
          </table:table-cell>
          <table:table-cell office:value-type="string">
            <text:p>t0ina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tboden</text:p>
          </table:table-cell>
          <table:table-cell office:value-type="string">
            <text:p>pQNH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17">
            <text:p>1917</text:p>
          </table:table-cell>
          <table:table-cell table:formula="of:=[.A12]+273.15" office:value-type="float" office:value="280.15">
            <text:p>280,15</text:p>
          </table:table-cell>
          <table:table-cell table:style-name="ce3" office:value-type="float" office:value="41.1556">
            <text:p>41,1556</text:p>
          </table:table-cell>
          <table:table-cell table:style-name="ce3" office:value-type="float" office:value="83">
            <text:p>83</text:p>
          </table:table-cell>
          <table:table-cell table:style-name="ce8" table:formula="of:=[.E12]*0.453592" office:value-type="float" office:value="37.648136">
            <text:p>37,648136</text:p>
          </table:table-cell>
          <table:table-cell table:formula="of:=[.X12]-[.F12]" office:value-type="float" office:value="4177.054616">
            <text:p>4177,054616</text:p>
          </table:table-cell>
          <table:table-cell office:value-type="float" office:value="0">
            <text:p>0</text:p>
          </table:table-cell>
          <table:table-cell table:formula="of:=[.AB12]+([.B12]*[.Y12])" office:value-type="float" office:value="275.6895">
            <text:p>275,6895</text:p>
          </table:table-cell>
          <table:table-cell table:formula="of:=[.AA12] * ( ( 1 + ( [.Y12] * ( [.B12] / [.AB12] ) ) ) ^ 4.256 )" office:value-type="float" office:value="1.01491040752397">
            <text:p>1,0149104075</text:p>
          </table:table-cell>
          <table:table-cell table:formula="of:=( [.J12] * [.I12] ) / [.C12]" office:value-type="float" office:value="0.99875117899368">
            <text:p>0,998751179</text:p>
          </table:table-cell>
          <table:table-cell table:formula="of:=[.Z12] * ( ( 1+ ( [.Y12] * ( [.B12] / [.AB12] ) ) ) ^ 5.256 )" office:value-type="float" office:value="80317.4352040609">
            <text:p>80317,4352040609</text:p>
          </table:table-cell>
          <table:table-cell table:number-columns-repeated="2"/>
          <table:table-cell table:style-name="ce18" table:formula="of:=SQRT( ( [.Q12] * 2 ) / [.K12] )" office:value-type="float" office:value="45.5793711938782">
            <text:p>45,5793711939</text:p>
          </table:table-cell>
          <table:table-cell table:style-name="ce23"/>
          <table:table-cell table:style-name="ce23" table:formula="of:= ( ( [.D12] ) ^2 ) * ( [.AA12] / 2 )" office:value-type="float" office:value="1037.442339458">
            <text:p>1037,442339458</text:p>
          </table:table-cell>
          <table:table-cell table:style-name="ce26" table:number-columns-repeated="3"/>
          <table:table-cell table:style-name="ce29"/>
          <table:table-cell table:style-name="ce32"/>
          <table:table-cell/>
          <table:table-cell table:formula="of:=[.C9]" office:value-type="float" office:value="4214.702752">
            <text:p>4214,702752</text:p>
          </table:table-cell>
          <table:table-cell table:formula="of:=[.J1]" office:value-type="float" office:value="-0.0065">
            <text:p>-0,0065</text:p>
          </table:table-cell>
          <table:table-cell table:formula="of:=[.J3]" office:value-type="float" office:value="101325">
            <text:p>101325</text:p>
          </table:table-cell>
          <table:table-cell table:formula="of:=[.J5]" office:value-type="float" office:value="1.225">
            <text:p>1,225</text:p>
          </table:table-cell>
          <table:table-cell table:formula="of:=[.J7]" office:value-type="float" office:value="288.15">
            <text:p>288,15</text:p>
          </table:table-cell>
          <table:table-cell table:formula="of:=[.J9]" office:value-type="float" office:value="1.235">
            <text:p>1,235</text:p>
          </table:table-cell>
          <table:table-cell table:formula="of:=[.O1]" office:value-type="float" office:value="9.81">
            <text:p>9,81</text:p>
          </table:table-cell>
          <table:table-cell table:formula="of:=[.O3]" office:value-type="float" office:value="293.15">
            <text:p>293,15</text:p>
          </table:table-cell>
          <table:table-cell table:formula="of:=[.O5]" office:value-type="float" office:value="100600">
            <text:p>100600</text:p>
          </table:table-cell>
          <table:table-cell table:formula="of:=[.O7]" office:value-type="float" office:value="29">
            <text:p>29</text:p>
          </table:table-cell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1822">
            <text:p>1822</text:p>
          </table:table-cell>
          <table:table-cell table:formula="of:=[.A13]+273.15" office:value-type="float" office:value="280.35">
            <text:p>280,35</text:p>
          </table:table-cell>
          <table:table-cell table:style-name="ce4" table:number-columns-repeated="2"/>
          <table:table-cell table:number-columns-repeated="2"/>
          <table:table-cell table:style-name="ce3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12]" office:value-type="float" office:value="4214.702752">
            <text:p>4214,702752</text:p>
          </table:table-cell>
          <table:table-cell table:formula="of:=[.Y12]" office:value-type="float" office:value="-0.0065">
            <text:p>-0,0065</text:p>
          </table:table-cell>
          <table:table-cell table:formula="of:=[.Z12]" office:value-type="float" office:value="101325">
            <text:p>101325</text:p>
          </table:table-cell>
          <table:table-cell table:formula="of:=[.AA12]" office:value-type="float" office:value="1.225">
            <text:p>1,225</text:p>
          </table:table-cell>
          <table:table-cell table:formula="of:=[.AB12]" office:value-type="float" office:value="288.15">
            <text:p>288,15</text:p>
          </table:table-cell>
          <table:table-cell table:formula="of:=[.AC12]" office:value-type="float" office:value="1.235">
            <text:p>1,235</text:p>
          </table:table-cell>
          <table:table-cell table:formula="of:=[.AD12]" office:value-type="float" office:value="9.81">
            <text:p>9,81</text:p>
          </table:table-cell>
          <table:table-cell table:formula="of:=[.AE12]" office:value-type="float" office:value="293.15">
            <text:p>293,15</text:p>
          </table:table-cell>
          <table:table-cell table:formula="of:=[.AF12]" office:value-type="float" office:value="100600">
            <text:p>100600</text:p>
          </table:table-cell>
          <table:table-cell table:formula="of:=[.AG12]" office:value-type="float" office:value="29">
            <text:p>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63">
            <text:p>1663</text:p>
          </table:table-cell>
          <table:table-cell table:formula="of:=[.A14]+273.15" office:value-type="float" office:value="281.15">
            <text:p>281,1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13]" office:value-type="float" office:value="4214.702752">
            <text:p>4214,702752</text:p>
          </table:table-cell>
          <table:table-cell table:formula="of:=[.Y13]" office:value-type="float" office:value="-0.0065">
            <text:p>-0,0065</text:p>
          </table:table-cell>
          <table:table-cell table:formula="of:=[.Z13]" office:value-type="float" office:value="101325">
            <text:p>101325</text:p>
          </table:table-cell>
          <table:table-cell table:formula="of:=[.AA13]" office:value-type="float" office:value="1.225">
            <text:p>1,225</text:p>
          </table:table-cell>
          <table:table-cell table:formula="of:=[.AB13]" office:value-type="float" office:value="288.15">
            <text:p>288,15</text:p>
          </table:table-cell>
          <table:table-cell table:formula="of:=[.AC13]" office:value-type="float" office:value="1.235">
            <text:p>1,235</text:p>
          </table:table-cell>
          <table:table-cell table:formula="of:=[.AD13]" office:value-type="float" office:value="9.81">
            <text:p>9,81</text:p>
          </table:table-cell>
          <table:table-cell table:formula="of:=[.AE13]" office:value-type="float" office:value="293.15">
            <text:p>293,15</text:p>
          </table:table-cell>
          <table:table-cell table:formula="of:=[.AF13]" office:value-type="float" office:value="100600">
            <text:p>100600</text:p>
          </table:table-cell>
          <table:table-cell table:formula="of:=[.AG13]" office:value-type="float" office:value="29">
            <text:p>29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585">
            <text:p>1585</text:p>
          </table:table-cell>
          <table:table-cell table:formula="of:=[.A15]+273.15" office:value-type="float" office:value="281.65">
            <text:p>281,6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14]" office:value-type="float" office:value="4214.702752">
            <text:p>4214,702752</text:p>
          </table:table-cell>
          <table:table-cell table:formula="of:=[.Y14]" office:value-type="float" office:value="-0.0065">
            <text:p>-0,0065</text:p>
          </table:table-cell>
          <table:table-cell table:formula="of:=[.Z14]" office:value-type="float" office:value="101325">
            <text:p>101325</text:p>
          </table:table-cell>
          <table:table-cell table:formula="of:=[.AA14]" office:value-type="float" office:value="1.225">
            <text:p>1,225</text:p>
          </table:table-cell>
          <table:table-cell table:formula="of:=[.AB14]" office:value-type="float" office:value="288.15">
            <text:p>288,15</text:p>
          </table:table-cell>
          <table:table-cell table:formula="of:=[.AC14]" office:value-type="float" office:value="1.235">
            <text:p>1,235</text:p>
          </table:table-cell>
          <table:table-cell table:formula="of:=[.AD14]" office:value-type="float" office:value="9.81">
            <text:p>9,81</text:p>
          </table:table-cell>
          <table:table-cell table:formula="of:=[.AE14]" office:value-type="float" office:value="293.15">
            <text:p>293,15</text:p>
          </table:table-cell>
          <table:table-cell table:formula="of:=[.AF14]" office:value-type="float" office:value="100600">
            <text:p>100600</text:p>
          </table:table-cell>
          <table:table-cell table:formula="of:=[.AG14]" office:value-type="float" office:value="29">
            <text:p>29</text:p>
          </table:table-cell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1482">
            <text:p>1482</text:p>
          </table:table-cell>
          <table:table-cell table:formula="of:=[.A16]+273.15" office:value-type="float" office:value="281.75">
            <text:p>281,7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15]" office:value-type="float" office:value="4214.702752">
            <text:p>4214,702752</text:p>
          </table:table-cell>
          <table:table-cell table:formula="of:=[.Y15]" office:value-type="float" office:value="-0.0065">
            <text:p>-0,0065</text:p>
          </table:table-cell>
          <table:table-cell table:formula="of:=[.Z15]" office:value-type="float" office:value="101325">
            <text:p>101325</text:p>
          </table:table-cell>
          <table:table-cell table:formula="of:=[.AA15]" office:value-type="float" office:value="1.225">
            <text:p>1,225</text:p>
          </table:table-cell>
          <table:table-cell table:formula="of:=[.AB15]" office:value-type="float" office:value="288.15">
            <text:p>288,15</text:p>
          </table:table-cell>
          <table:table-cell table:formula="of:=[.AC15]" office:value-type="float" office:value="1.235">
            <text:p>1,235</text:p>
          </table:table-cell>
          <table:table-cell table:formula="of:=[.AD15]" office:value-type="float" office:value="9.81">
            <text:p>9,81</text:p>
          </table:table-cell>
          <table:table-cell table:formula="of:=[.AE15]" office:value-type="float" office:value="293.15">
            <text:p>293,15</text:p>
          </table:table-cell>
          <table:table-cell table:formula="of:=[.AF15]" office:value-type="float" office:value="100600">
            <text:p>100600</text:p>
          </table:table-cell>
          <table:table-cell table:formula="of:=[.AG15]" office:value-type="float" office:value="29">
            <text:p>29</text:p>
          </table:table-cell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1382">
            <text:p>1382</text:p>
          </table:table-cell>
          <table:table-cell table:formula="of:=[.A17]+273.15" office:value-type="float" office:value="282.55">
            <text:p>282,5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16]" office:value-type="float" office:value="4214.702752">
            <text:p>4214,702752</text:p>
          </table:table-cell>
          <table:table-cell table:formula="of:=[.Y16]" office:value-type="float" office:value="-0.0065">
            <text:p>-0,0065</text:p>
          </table:table-cell>
          <table:table-cell table:formula="of:=[.Z16]" office:value-type="float" office:value="101325">
            <text:p>101325</text:p>
          </table:table-cell>
          <table:table-cell table:formula="of:=[.AA16]" office:value-type="float" office:value="1.225">
            <text:p>1,225</text:p>
          </table:table-cell>
          <table:table-cell table:formula="of:=[.AB16]" office:value-type="float" office:value="288.15">
            <text:p>288,15</text:p>
          </table:table-cell>
          <table:table-cell table:formula="of:=[.AC16]" office:value-type="float" office:value="1.235">
            <text:p>1,235</text:p>
          </table:table-cell>
          <table:table-cell table:formula="of:=[.AD16]" office:value-type="float" office:value="9.81">
            <text:p>9,81</text:p>
          </table:table-cell>
          <table:table-cell table:formula="of:=[.AE16]" office:value-type="float" office:value="293.15">
            <text:p>293,15</text:p>
          </table:table-cell>
          <table:table-cell table:formula="of:=[.AF16]" office:value-type="float" office:value="100600">
            <text:p>100600</text:p>
          </table:table-cell>
          <table:table-cell table:formula="of:=[.AG16]" office:value-type="float" office:value="29">
            <text:p>29</text:p>
          </table:table-cell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1328">
            <text:p>1328</text:p>
          </table:table-cell>
          <table:table-cell table:formula="of:=[.A18]+273.15" office:value-type="float" office:value="282.95">
            <text:p>282,9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17]" office:value-type="float" office:value="4214.702752">
            <text:p>4214,702752</text:p>
          </table:table-cell>
          <table:table-cell table:formula="of:=[.Y17]" office:value-type="float" office:value="-0.0065">
            <text:p>-0,0065</text:p>
          </table:table-cell>
          <table:table-cell table:formula="of:=[.Z17]" office:value-type="float" office:value="101325">
            <text:p>101325</text:p>
          </table:table-cell>
          <table:table-cell table:formula="of:=[.AA17]" office:value-type="float" office:value="1.225">
            <text:p>1,225</text:p>
          </table:table-cell>
          <table:table-cell table:formula="of:=[.AB17]" office:value-type="float" office:value="288.15">
            <text:p>288,15</text:p>
          </table:table-cell>
          <table:table-cell table:formula="of:=[.AC17]" office:value-type="float" office:value="1.235">
            <text:p>1,235</text:p>
          </table:table-cell>
          <table:table-cell table:formula="of:=[.AD17]" office:value-type="float" office:value="9.81">
            <text:p>9,81</text:p>
          </table:table-cell>
          <table:table-cell table:formula="of:=[.AE17]" office:value-type="float" office:value="293.15">
            <text:p>293,15</text:p>
          </table:table-cell>
          <table:table-cell table:formula="of:=[.AF17]" office:value-type="float" office:value="100600">
            <text:p>100600</text:p>
          </table:table-cell>
          <table:table-cell table:formula="of:=[.AG17]" office:value-type="float" office:value="29">
            <text:p>29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1255">
            <text:p>1255</text:p>
          </table:table-cell>
          <table:table-cell table:formula="of:=[.A19]+273.15" office:value-type="float" office:value="283.55">
            <text:p>283,5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18]" office:value-type="float" office:value="4214.702752">
            <text:p>4214,702752</text:p>
          </table:table-cell>
          <table:table-cell table:formula="of:=[.Y18]" office:value-type="float" office:value="-0.0065">
            <text:p>-0,0065</text:p>
          </table:table-cell>
          <table:table-cell table:formula="of:=[.Z18]" office:value-type="float" office:value="101325">
            <text:p>101325</text:p>
          </table:table-cell>
          <table:table-cell table:formula="of:=[.AA18]" office:value-type="float" office:value="1.225">
            <text:p>1,225</text:p>
          </table:table-cell>
          <table:table-cell table:formula="of:=[.AB18]" office:value-type="float" office:value="288.15">
            <text:p>288,15</text:p>
          </table:table-cell>
          <table:table-cell table:formula="of:=[.AC18]" office:value-type="float" office:value="1.235">
            <text:p>1,235</text:p>
          </table:table-cell>
          <table:table-cell table:formula="of:=[.AD18]" office:value-type="float" office:value="9.81">
            <text:p>9,81</text:p>
          </table:table-cell>
          <table:table-cell table:formula="of:=[.AE18]" office:value-type="float" office:value="293.15">
            <text:p>293,15</text:p>
          </table:table-cell>
          <table:table-cell table:formula="of:=[.AF18]" office:value-type="float" office:value="100600">
            <text:p>100600</text:p>
          </table:table-cell>
          <table:table-cell table:formula="of:=[.AG18]" office:value-type="float" office:value="29">
            <text:p>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82">
            <text:p>1182</text:p>
          </table:table-cell>
          <table:table-cell table:formula="of:=[.A20]+273.15" office:value-type="float" office:value="284.15">
            <text:p>284,1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19]" office:value-type="float" office:value="4214.702752">
            <text:p>4214,702752</text:p>
          </table:table-cell>
          <table:table-cell table:formula="of:=[.Y19]" office:value-type="float" office:value="-0.0065">
            <text:p>-0,0065</text:p>
          </table:table-cell>
          <table:table-cell table:formula="of:=[.Z19]" office:value-type="float" office:value="101325">
            <text:p>101325</text:p>
          </table:table-cell>
          <table:table-cell table:formula="of:=[.AA19]" office:value-type="float" office:value="1.225">
            <text:p>1,225</text:p>
          </table:table-cell>
          <table:table-cell table:formula="of:=[.AB19]" office:value-type="float" office:value="288.15">
            <text:p>288,15</text:p>
          </table:table-cell>
          <table:table-cell table:formula="of:=[.AC19]" office:value-type="float" office:value="1.235">
            <text:p>1,235</text:p>
          </table:table-cell>
          <table:table-cell table:formula="of:=[.AD19]" office:value-type="float" office:value="9.81">
            <text:p>9,81</text:p>
          </table:table-cell>
          <table:table-cell table:formula="of:=[.AE19]" office:value-type="float" office:value="293.15">
            <text:p>293,15</text:p>
          </table:table-cell>
          <table:table-cell table:formula="of:=[.AF19]" office:value-type="float" office:value="100600">
            <text:p>100600</text:p>
          </table:table-cell>
          <table:table-cell table:formula="of:=[.AG19]" office:value-type="float" office:value="29">
            <text:p>29</text:p>
          </table:table-cell>
        </table:table-row>
        <table:table-row table:style-name="ro1">
          <table:table-cell office:value-type="float" office:value="11.2">
            <text:p>11,2</text:p>
          </table:table-cell>
          <table:table-cell office:value-type="float" office:value="1112">
            <text:p>1112</text:p>
          </table:table-cell>
          <table:table-cell table:formula="of:=[.A21]+273.15" office:value-type="float" office:value="284.35">
            <text:p>284,3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20]" office:value-type="float" office:value="4214.702752">
            <text:p>4214,702752</text:p>
          </table:table-cell>
          <table:table-cell table:formula="of:=[.Y20]" office:value-type="float" office:value="-0.0065">
            <text:p>-0,0065</text:p>
          </table:table-cell>
          <table:table-cell table:formula="of:=[.Z20]" office:value-type="float" office:value="101325">
            <text:p>101325</text:p>
          </table:table-cell>
          <table:table-cell table:formula="of:=[.AA20]" office:value-type="float" office:value="1.225">
            <text:p>1,225</text:p>
          </table:table-cell>
          <table:table-cell table:formula="of:=[.AB20]" office:value-type="float" office:value="288.15">
            <text:p>288,15</text:p>
          </table:table-cell>
          <table:table-cell table:formula="of:=[.AC20]" office:value-type="float" office:value="1.235">
            <text:p>1,235</text:p>
          </table:table-cell>
          <table:table-cell table:formula="of:=[.AD20]" office:value-type="float" office:value="9.81">
            <text:p>9,81</text:p>
          </table:table-cell>
          <table:table-cell table:formula="of:=[.AE20]" office:value-type="float" office:value="293.15">
            <text:p>293,15</text:p>
          </table:table-cell>
          <table:table-cell table:formula="of:=[.AF20]" office:value-type="float" office:value="100600">
            <text:p>100600</text:p>
          </table:table-cell>
          <table:table-cell table:formula="of:=[.AG20]" office:value-type="float" office:value="29">
            <text:p>29</text:p>
          </table:table-cell>
        </table:table-row>
        <table:table-row table:style-name="ro1">
          <table:table-cell office:value-type="float" office:value="11.3">
            <text:p>11,3</text:p>
          </table:table-cell>
          <table:table-cell office:value-type="float" office:value="1043">
            <text:p>1043</text:p>
          </table:table-cell>
          <table:table-cell table:formula="of:=[.A22]+273.15" office:value-type="float" office:value="284.45">
            <text:p>284,4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21]" office:value-type="float" office:value="4214.702752">
            <text:p>4214,702752</text:p>
          </table:table-cell>
          <table:table-cell table:formula="of:=[.Y21]" office:value-type="float" office:value="-0.0065">
            <text:p>-0,0065</text:p>
          </table:table-cell>
          <table:table-cell table:formula="of:=[.Z21]" office:value-type="float" office:value="101325">
            <text:p>101325</text:p>
          </table:table-cell>
          <table:table-cell table:formula="of:=[.AA21]" office:value-type="float" office:value="1.225">
            <text:p>1,225</text:p>
          </table:table-cell>
          <table:table-cell table:formula="of:=[.AB21]" office:value-type="float" office:value="288.15">
            <text:p>288,15</text:p>
          </table:table-cell>
          <table:table-cell table:formula="of:=[.AC21]" office:value-type="float" office:value="1.235">
            <text:p>1,235</text:p>
          </table:table-cell>
          <table:table-cell table:formula="of:=[.AD21]" office:value-type="float" office:value="9.81">
            <text:p>9,81</text:p>
          </table:table-cell>
          <table:table-cell table:formula="of:=[.AE21]" office:value-type="float" office:value="293.15">
            <text:p>293,15</text:p>
          </table:table-cell>
          <table:table-cell table:formula="of:=[.AF21]" office:value-type="float" office:value="100600">
            <text:p>100600</text:p>
          </table:table-cell>
          <table:table-cell table:formula="of:=[.AG21]" office:value-type="float" office:value="29">
            <text:p>29</text:p>
          </table:table-cell>
        </table:table-row>
        <table:table-row table:style-name="ro1">
          <table:table-cell office:value-type="float" office:value="11.1">
            <text:p>11,1</text:p>
          </table:table-cell>
          <table:table-cell office:value-type="float" office:value="985">
            <text:p>985</text:p>
          </table:table-cell>
          <table:table-cell table:formula="of:=[.A23]+273.15" office:value-type="float" office:value="284.25">
            <text:p>284,2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22]" office:value-type="float" office:value="4214.702752">
            <text:p>4214,702752</text:p>
          </table:table-cell>
          <table:table-cell table:formula="of:=[.Y22]" office:value-type="float" office:value="-0.0065">
            <text:p>-0,0065</text:p>
          </table:table-cell>
          <table:table-cell table:formula="of:=[.Z22]" office:value-type="float" office:value="101325">
            <text:p>101325</text:p>
          </table:table-cell>
          <table:table-cell table:formula="of:=[.AA22]" office:value-type="float" office:value="1.225">
            <text:p>1,225</text:p>
          </table:table-cell>
          <table:table-cell table:formula="of:=[.AB22]" office:value-type="float" office:value="288.15">
            <text:p>288,15</text:p>
          </table:table-cell>
          <table:table-cell table:formula="of:=[.AC22]" office:value-type="float" office:value="1.235">
            <text:p>1,235</text:p>
          </table:table-cell>
          <table:table-cell table:formula="of:=[.AD22]" office:value-type="float" office:value="9.81">
            <text:p>9,81</text:p>
          </table:table-cell>
          <table:table-cell table:formula="of:=[.AE22]" office:value-type="float" office:value="293.15">
            <text:p>293,15</text:p>
          </table:table-cell>
          <table:table-cell table:formula="of:=[.AF22]" office:value-type="float" office:value="100600">
            <text:p>100600</text:p>
          </table:table-cell>
          <table:table-cell table:formula="of:=[.AG22]" office:value-type="float" office:value="29">
            <text:p>29</text:p>
          </table:table-cell>
        </table:table-row>
        <table:table-row table:style-name="ro1">
          <table:table-cell office:value-type="float" office:value="10.6">
            <text:p>10,6</text:p>
          </table:table-cell>
          <table:table-cell office:value-type="float" office:value="937">
            <text:p>937</text:p>
          </table:table-cell>
          <table:table-cell table:formula="of:=[.A24]+273.15" office:value-type="float" office:value="283.75">
            <text:p>283,7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23]" office:value-type="float" office:value="4214.702752">
            <text:p>4214,702752</text:p>
          </table:table-cell>
          <table:table-cell table:formula="of:=[.Y23]" office:value-type="float" office:value="-0.0065">
            <text:p>-0,0065</text:p>
          </table:table-cell>
          <table:table-cell table:formula="of:=[.Z23]" office:value-type="float" office:value="101325">
            <text:p>101325</text:p>
          </table:table-cell>
          <table:table-cell table:formula="of:=[.AA23]" office:value-type="float" office:value="1.225">
            <text:p>1,225</text:p>
          </table:table-cell>
          <table:table-cell table:formula="of:=[.AB23]" office:value-type="float" office:value="288.15">
            <text:p>288,15</text:p>
          </table:table-cell>
          <table:table-cell table:formula="of:=[.AC23]" office:value-type="float" office:value="1.235">
            <text:p>1,235</text:p>
          </table:table-cell>
          <table:table-cell table:formula="of:=[.AD23]" office:value-type="float" office:value="9.81">
            <text:p>9,81</text:p>
          </table:table-cell>
          <table:table-cell table:formula="of:=[.AE23]" office:value-type="float" office:value="293.15">
            <text:p>293,15</text:p>
          </table:table-cell>
          <table:table-cell table:formula="of:=[.AF23]" office:value-type="float" office:value="100600">
            <text:p>100600</text:p>
          </table:table-cell>
          <table:table-cell table:formula="of:=[.AG23]" office:value-type="float" office:value="29">
            <text:p>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3">
            <text:p>903</text:p>
          </table:table-cell>
          <table:table-cell table:formula="of:=[.A25]+273.15" office:value-type="float" office:value="284.15">
            <text:p>284,1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24]" office:value-type="float" office:value="4214.702752">
            <text:p>4214,702752</text:p>
          </table:table-cell>
          <table:table-cell table:formula="of:=[.Y24]" office:value-type="float" office:value="-0.0065">
            <text:p>-0,0065</text:p>
          </table:table-cell>
          <table:table-cell table:formula="of:=[.Z24]" office:value-type="float" office:value="101325">
            <text:p>101325</text:p>
          </table:table-cell>
          <table:table-cell table:formula="of:=[.AA24]" office:value-type="float" office:value="1.225">
            <text:p>1,225</text:p>
          </table:table-cell>
          <table:table-cell table:formula="of:=[.AB24]" office:value-type="float" office:value="288.15">
            <text:p>288,15</text:p>
          </table:table-cell>
          <table:table-cell table:formula="of:=[.AC24]" office:value-type="float" office:value="1.235">
            <text:p>1,235</text:p>
          </table:table-cell>
          <table:table-cell table:formula="of:=[.AD24]" office:value-type="float" office:value="9.81">
            <text:p>9,81</text:p>
          </table:table-cell>
          <table:table-cell table:formula="of:=[.AE24]" office:value-type="float" office:value="293.15">
            <text:p>293,15</text:p>
          </table:table-cell>
          <table:table-cell table:formula="of:=[.AF24]" office:value-type="float" office:value="100600">
            <text:p>100600</text:p>
          </table:table-cell>
          <table:table-cell table:formula="of:=[.AG24]" office:value-type="float" office:value="29">
            <text:p>29</text:p>
          </table:table-cell>
        </table:table-row>
        <table:table-row table:style-name="ro1">
          <table:table-cell office:value-type="float" office:value="10.1">
            <text:p>10,1</text:p>
          </table:table-cell>
          <table:table-cell office:value-type="float" office:value="851">
            <text:p>851</text:p>
          </table:table-cell>
          <table:table-cell table:formula="of:=[.A26]+273.15" office:value-type="float" office:value="283.25">
            <text:p>283,2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25]" office:value-type="float" office:value="4214.702752">
            <text:p>4214,702752</text:p>
          </table:table-cell>
          <table:table-cell table:formula="of:=[.Y25]" office:value-type="float" office:value="-0.0065">
            <text:p>-0,0065</text:p>
          </table:table-cell>
          <table:table-cell table:formula="of:=[.Z25]" office:value-type="float" office:value="101325">
            <text:p>101325</text:p>
          </table:table-cell>
          <table:table-cell table:formula="of:=[.AA25]" office:value-type="float" office:value="1.225">
            <text:p>1,225</text:p>
          </table:table-cell>
          <table:table-cell table:formula="of:=[.AB25]" office:value-type="float" office:value="288.15">
            <text:p>288,15</text:p>
          </table:table-cell>
          <table:table-cell table:formula="of:=[.AC25]" office:value-type="float" office:value="1.235">
            <text:p>1,235</text:p>
          </table:table-cell>
          <table:table-cell table:formula="of:=[.AD25]" office:value-type="float" office:value="9.81">
            <text:p>9,81</text:p>
          </table:table-cell>
          <table:table-cell table:formula="of:=[.AE25]" office:value-type="float" office:value="293.15">
            <text:p>293,15</text:p>
          </table:table-cell>
          <table:table-cell table:formula="of:=[.AF25]" office:value-type="float" office:value="100600">
            <text:p>100600</text:p>
          </table:table-cell>
          <table:table-cell table:formula="of:=[.AG25]" office:value-type="float" office:value="29">
            <text:p>29</text:p>
          </table:table-cell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792">
            <text:p>792</text:p>
          </table:table-cell>
          <table:table-cell table:formula="of:=[.A27]+273.15" office:value-type="float" office:value="281.25">
            <text:p>281,2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26]" office:value-type="float" office:value="4214.702752">
            <text:p>4214,702752</text:p>
          </table:table-cell>
          <table:table-cell table:formula="of:=[.Y26]" office:value-type="float" office:value="-0.0065">
            <text:p>-0,0065</text:p>
          </table:table-cell>
          <table:table-cell table:formula="of:=[.Z26]" office:value-type="float" office:value="101325">
            <text:p>101325</text:p>
          </table:table-cell>
          <table:table-cell table:formula="of:=[.AA26]" office:value-type="float" office:value="1.225">
            <text:p>1,225</text:p>
          </table:table-cell>
          <table:table-cell table:formula="of:=[.AB26]" office:value-type="float" office:value="288.15">
            <text:p>288,15</text:p>
          </table:table-cell>
          <table:table-cell table:formula="of:=[.AC26]" office:value-type="float" office:value="1.235">
            <text:p>1,235</text:p>
          </table:table-cell>
          <table:table-cell table:formula="of:=[.AD26]" office:value-type="float" office:value="9.81">
            <text:p>9,81</text:p>
          </table:table-cell>
          <table:table-cell table:formula="of:=[.AE26]" office:value-type="float" office:value="293.15">
            <text:p>293,15</text:p>
          </table:table-cell>
          <table:table-cell table:formula="of:=[.AF26]" office:value-type="float" office:value="100600">
            <text:p>100600</text:p>
          </table:table-cell>
          <table:table-cell table:formula="of:=[.AG26]" office:value-type="float" office:value="29">
            <text:p>29</text:p>
          </table:table-cell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736">
            <text:p>736</text:p>
          </table:table-cell>
          <table:table-cell table:formula="of:=[.A28]+273.15" office:value-type="float" office:value="280.55">
            <text:p>280,5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27]" office:value-type="float" office:value="4214.702752">
            <text:p>4214,702752</text:p>
          </table:table-cell>
          <table:table-cell table:formula="of:=[.Y27]" office:value-type="float" office:value="-0.0065">
            <text:p>-0,0065</text:p>
          </table:table-cell>
          <table:table-cell table:formula="of:=[.Z27]" office:value-type="float" office:value="101325">
            <text:p>101325</text:p>
          </table:table-cell>
          <table:table-cell table:formula="of:=[.AA27]" office:value-type="float" office:value="1.225">
            <text:p>1,225</text:p>
          </table:table-cell>
          <table:table-cell table:formula="of:=[.AB27]" office:value-type="float" office:value="288.15">
            <text:p>288,15</text:p>
          </table:table-cell>
          <table:table-cell table:formula="of:=[.AC27]" office:value-type="float" office:value="1.235">
            <text:p>1,235</text:p>
          </table:table-cell>
          <table:table-cell table:formula="of:=[.AD27]" office:value-type="float" office:value="9.81">
            <text:p>9,81</text:p>
          </table:table-cell>
          <table:table-cell table:formula="of:=[.AE27]" office:value-type="float" office:value="293.15">
            <text:p>293,15</text:p>
          </table:table-cell>
          <table:table-cell table:formula="of:=[.AF27]" office:value-type="float" office:value="100600">
            <text:p>100600</text:p>
          </table:table-cell>
          <table:table-cell table:formula="of:=[.AG27]" office:value-type="float" office:value="29">
            <text:p>29</text:p>
          </table:table-cell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677">
            <text:p>677</text:p>
          </table:table-cell>
          <table:table-cell table:formula="of:=[.A29]+273.15" office:value-type="float" office:value="280.45">
            <text:p>280,4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28]" office:value-type="float" office:value="4214.702752">
            <text:p>4214,702752</text:p>
          </table:table-cell>
          <table:table-cell table:formula="of:=[.Y28]" office:value-type="float" office:value="-0.0065">
            <text:p>-0,0065</text:p>
          </table:table-cell>
          <table:table-cell table:formula="of:=[.Z28]" office:value-type="float" office:value="101325">
            <text:p>101325</text:p>
          </table:table-cell>
          <table:table-cell table:formula="of:=[.AA28]" office:value-type="float" office:value="1.225">
            <text:p>1,225</text:p>
          </table:table-cell>
          <table:table-cell table:formula="of:=[.AB28]" office:value-type="float" office:value="288.15">
            <text:p>288,15</text:p>
          </table:table-cell>
          <table:table-cell table:formula="of:=[.AC28]" office:value-type="float" office:value="1.235">
            <text:p>1,235</text:p>
          </table:table-cell>
          <table:table-cell table:formula="of:=[.AD28]" office:value-type="float" office:value="9.81">
            <text:p>9,81</text:p>
          </table:table-cell>
          <table:table-cell table:formula="of:=[.AE28]" office:value-type="float" office:value="293.15">
            <text:p>293,15</text:p>
          </table:table-cell>
          <table:table-cell table:formula="of:=[.AF28]" office:value-type="float" office:value="100600">
            <text:p>100600</text:p>
          </table:table-cell>
          <table:table-cell table:formula="of:=[.AG28]" office:value-type="float" office:value="29">
            <text:p>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3">
            <text:p>623</text:p>
          </table:table-cell>
          <table:table-cell table:formula="of:=[.A30]+273.15" office:value-type="float" office:value="280.15">
            <text:p>280,1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29]" office:value-type="float" office:value="4214.702752">
            <text:p>4214,702752</text:p>
          </table:table-cell>
          <table:table-cell table:formula="of:=[.Y29]" office:value-type="float" office:value="-0.0065">
            <text:p>-0,0065</text:p>
          </table:table-cell>
          <table:table-cell table:formula="of:=[.Z29]" office:value-type="float" office:value="101325">
            <text:p>101325</text:p>
          </table:table-cell>
          <table:table-cell table:formula="of:=[.AA29]" office:value-type="float" office:value="1.225">
            <text:p>1,225</text:p>
          </table:table-cell>
          <table:table-cell table:formula="of:=[.AB29]" office:value-type="float" office:value="288.15">
            <text:p>288,15</text:p>
          </table:table-cell>
          <table:table-cell table:formula="of:=[.AC29]" office:value-type="float" office:value="1.235">
            <text:p>1,235</text:p>
          </table:table-cell>
          <table:table-cell table:formula="of:=[.AD29]" office:value-type="float" office:value="9.81">
            <text:p>9,81</text:p>
          </table:table-cell>
          <table:table-cell table:formula="of:=[.AE29]" office:value-type="float" office:value="293.15">
            <text:p>293,15</text:p>
          </table:table-cell>
          <table:table-cell table:formula="of:=[.AF29]" office:value-type="float" office:value="100600">
            <text:p>100600</text:p>
          </table:table-cell>
          <table:table-cell table:formula="of:=[.AG29]" office:value-type="float" office:value="29">
            <text:p>29</text:p>
          </table:table-cell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574">
            <text:p>574</text:p>
          </table:table-cell>
          <table:table-cell table:formula="of:=[.A31]+273.15" office:value-type="float" office:value="278.75">
            <text:p>278,7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30]" office:value-type="float" office:value="4214.702752">
            <text:p>4214,702752</text:p>
          </table:table-cell>
          <table:table-cell table:formula="of:=[.Y30]" office:value-type="float" office:value="-0.0065">
            <text:p>-0,0065</text:p>
          </table:table-cell>
          <table:table-cell table:formula="of:=[.Z30]" office:value-type="float" office:value="101325">
            <text:p>101325</text:p>
          </table:table-cell>
          <table:table-cell table:formula="of:=[.AA30]" office:value-type="float" office:value="1.225">
            <text:p>1,225</text:p>
          </table:table-cell>
          <table:table-cell table:formula="of:=[.AB30]" office:value-type="float" office:value="288.15">
            <text:p>288,15</text:p>
          </table:table-cell>
          <table:table-cell table:formula="of:=[.AC30]" office:value-type="float" office:value="1.235">
            <text:p>1,235</text:p>
          </table:table-cell>
          <table:table-cell table:formula="of:=[.AD30]" office:value-type="float" office:value="9.81">
            <text:p>9,81</text:p>
          </table:table-cell>
          <table:table-cell table:formula="of:=[.AE30]" office:value-type="float" office:value="293.15">
            <text:p>293,15</text:p>
          </table:table-cell>
          <table:table-cell table:formula="of:=[.AF30]" office:value-type="float" office:value="100600">
            <text:p>100600</text:p>
          </table:table-cell>
          <table:table-cell table:formula="of:=[.AG30]" office:value-type="float" office:value="29">
            <text:p>29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524">
            <text:p>524</text:p>
          </table:table-cell>
          <table:table-cell table:formula="of:=[.A32]+273.15" office:value-type="float" office:value="276.95">
            <text:p>276,95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6"/>
          <table:table-cell table:style-name="ce19"/>
          <table:table-cell table:style-name="ce24" table:number-columns-repeated="6"/>
          <table:table-cell table:style-name="ce32"/>
          <table:table-cell/>
          <table:table-cell table:formula="of:=[.X31]" office:value-type="float" office:value="4214.702752">
            <text:p>4214,702752</text:p>
          </table:table-cell>
          <table:table-cell table:formula="of:=[.Y31]" office:value-type="float" office:value="-0.0065">
            <text:p>-0,0065</text:p>
          </table:table-cell>
          <table:table-cell table:formula="of:=[.Z31]" office:value-type="float" office:value="101325">
            <text:p>101325</text:p>
          </table:table-cell>
          <table:table-cell table:formula="of:=[.AA31]" office:value-type="float" office:value="1.225">
            <text:p>1,225</text:p>
          </table:table-cell>
          <table:table-cell table:formula="of:=[.AB31]" office:value-type="float" office:value="288.15">
            <text:p>288,15</text:p>
          </table:table-cell>
          <table:table-cell table:formula="of:=[.AC31]" office:value-type="float" office:value="1.235">
            <text:p>1,235</text:p>
          </table:table-cell>
          <table:table-cell table:formula="of:=[.AD31]" office:value-type="float" office:value="9.81">
            <text:p>9,81</text:p>
          </table:table-cell>
          <table:table-cell table:formula="of:=[.AE31]" office:value-type="float" office:value="293.15">
            <text:p>293,15</text:p>
          </table:table-cell>
          <table:table-cell table:formula="of:=[.AF31]" office:value-type="float" office:value="100600">
            <text:p>100600</text:p>
          </table:table-cell>
          <table:table-cell table:formula="of:=[.AG31]" office:value-type="float" office:value="29">
            <text:p>29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476">
            <text:p>476</text:p>
          </table:table-cell>
          <table:table-cell table:formula="of:=[.A33]+273.15" office:value-type="float" office:value="275.25">
            <text:p>275,25</text:p>
          </table:table-cell>
          <table:table-cell table:style-name="ce5" office:value-type="float" office:value="41.1556">
            <text:p>41,1556</text:p>
          </table:table-cell>
          <table:table-cell table:style-name="ce5" office:value-type="float" office:value="90">
            <text:p>90</text:p>
          </table:table-cell>
          <table:table-cell table:style-name="ce8" table:formula="of:=[.E33]*0.453592" office:value-type="float" office:value="40.82328">
            <text:p>40,82328</text:p>
          </table:table-cell>
          <table:table-cell table:formula="of:=[.X13]-[.F33]" office:value-type="float" office:value="4173.879472">
            <text:p>4173,879472</text:p>
          </table:table-cell>
          <table:table-cell table:style-name="ce5" office:value-type="float" office:value="98">
            <text:p>98</text:p>
          </table:table-cell>
          <table:table-cell table:formula="of:=[.AB13]+([.B13]*[.Y13])" office:value-type="float" office:value="276.307">
            <text:p>276,307</text:p>
          </table:table-cell>
          <table:table-cell table:formula="of:=[.AA13] * ( ( 1 + ( [.Y13] * ( [.B13] / [.AB13] ) ) ) ^ 4.256 )" office:value-type="float" office:value="1.02462063663412">
            <text:p>1,0246206366</text:p>
          </table:table-cell>
          <table:table-cell table:formula="of:=( [.J33] * [.I33] ) / [.C13]" office:value-type="float" office:value="1.00984431691265">
            <text:p>1,0098443169</text:p>
          </table:table-cell>
          <table:table-cell table:formula="of:=[.Z13] * ( ( 1+ ( [.Y13] * ( [.B13] / [.AB13] ) ) ) ^ 5.256 )" office:value-type="float" office:value="81267.4973891087">
            <text:p>81267,4973891087</text:p>
          </table:table-cell>
          <table:table-cell table:formula="of:=[.B13]-[.B12]" office:value-type="float" office:value="-95">
            <text:p>-95</text:p>
          </table:table-cell>
          <table:table-cell table:formula="of:= [.G33] * [.AD13] * COS( [.U33] )" office:value-type="float" office:value="40936.1023546042">
            <text:p>40936,1023546042</text:p>
          </table:table-cell>
          <table:table-cell table:style-name="ce20" table:formula="of:=SQRT( ( [.Q33] * 2 ) / [.K33] )" office:value-type="float" office:value="45.3283352293714">
            <text:p>45,3283352294</text:p>
          </table:table-cell>
          <table:table-cell table:style-name="ce25" table:formula="of:= ( [.M33] / [.H33] ) * ( ( ( [.C12] + [.C13] ) / 2 ) / ( ( [.I12] + [.I33] ) / 2 ) )" office:value-type="float" office:value="-0.984321162787615">
            <text:p>-0,9843211628</text:p>
          </table:table-cell>
          <table:table-cell table:style-name="ce25" table:formula="of:= ( ( [.D33] ) ^2 ) * ( [.AA13] / 2 )" office:value-type="float" office:value="1037.442339458">
            <text:p>1037,442339458</text:p>
          </table:table-cell>
          <table:table-cell table:style-name="ce27" table:formula="of:= - ( [.G33] * [.AD13] * SIN( [.U33] ) )" office:value-type="float" office:value="-889.151907920448">
            <text:p>-889,1519079204</text:p>
          </table:table-cell>
          <table:table-cell table:style-name="ce28" table:formula="of:= - ( ( 2 * [.R33] ) / ( ( ( [.O33] ) ^ 2 ) * [.AG13] * [.K33] ) )" office:value-type="float" office:value="0.0295538455023579">
            <text:p>0,0295538455</text:p>
          </table:table-cell>
          <table:table-cell table:style-name="ce28" table:formula="of:= ( ( 2 * [.N33] ) / ( ( ( [.O33] ) ^ 2 ) * [.AG13] * [.K33] ) )" office:value-type="float" office:value="1.36064404032626">
            <text:p>1,3606440403</text:p>
          </table:table-cell>
          <table:table-cell table:style-name="ce30" table:formula="of:=ASIN( - ( [.P33] / [.O33] ) )" office:value-type="float" office:value="0.0217170680282016">
            <text:p>0,021717068</text:p>
          </table:table-cell>
          <table:table-cell table:style-name="ce33" table:formula="of:=[.U33] * ( 180 / 3.14159265359 )" office:value-type="float" office:value="1.24429634141437">
            <text:p>1,2442963414</text:p>
          </table:table-cell>
          <table:table-cell/>
          <table:table-cell table:formula="of:=[.X32]" office:value-type="float" office:value="4214.702752">
            <text:p>4214,702752</text:p>
          </table:table-cell>
          <table:table-cell table:formula="of:=[.Y32]" office:value-type="float" office:value="-0.0065">
            <text:p>-0,0065</text:p>
          </table:table-cell>
          <table:table-cell table:formula="of:=[.Z32]" office:value-type="float" office:value="101325">
            <text:p>101325</text:p>
          </table:table-cell>
          <table:table-cell table:formula="of:=[.AA32]" office:value-type="float" office:value="1.225">
            <text:p>1,225</text:p>
          </table:table-cell>
          <table:table-cell table:formula="of:=[.AB32]" office:value-type="float" office:value="288.15">
            <text:p>288,15</text:p>
          </table:table-cell>
          <table:table-cell table:formula="of:=[.AC32]" office:value-type="float" office:value="1.235">
            <text:p>1,235</text:p>
          </table:table-cell>
          <table:table-cell table:formula="of:=[.AD32]" office:value-type="float" office:value="9.81">
            <text:p>9,81</text:p>
          </table:table-cell>
          <table:table-cell table:formula="of:=[.AE32]" office:value-type="float" office:value="293.15">
            <text:p>293,15</text:p>
          </table:table-cell>
          <table:table-cell table:formula="of:=[.AF32]" office:value-type="float" office:value="100600">
            <text:p>100600</text:p>
          </table:table-cell>
          <table:table-cell table:formula="of:=[.AG32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3]" office:value-type="float" office:value="4214.702752">
            <text:p>4214,702752</text:p>
          </table:table-cell>
          <table:table-cell table:formula="of:=[.Y33]" office:value-type="float" office:value="-0.0065">
            <text:p>-0,0065</text:p>
          </table:table-cell>
          <table:table-cell table:formula="of:=[.Z33]" office:value-type="float" office:value="101325">
            <text:p>101325</text:p>
          </table:table-cell>
          <table:table-cell table:formula="of:=[.AA33]" office:value-type="float" office:value="1.225">
            <text:p>1,225</text:p>
          </table:table-cell>
          <table:table-cell table:formula="of:=[.AB33]" office:value-type="float" office:value="288.15">
            <text:p>288,15</text:p>
          </table:table-cell>
          <table:table-cell table:formula="of:=[.AC33]" office:value-type="float" office:value="1.235">
            <text:p>1,235</text:p>
          </table:table-cell>
          <table:table-cell table:formula="of:=[.AD33]" office:value-type="float" office:value="9.81">
            <text:p>9,81</text:p>
          </table:table-cell>
          <table:table-cell table:formula="of:=[.AE33]" office:value-type="float" office:value="293.15">
            <text:p>293,15</text:p>
          </table:table-cell>
          <table:table-cell table:formula="of:=[.AF33]" office:value-type="float" office:value="100600">
            <text:p>100600</text:p>
          </table:table-cell>
          <table:table-cell table:formula="of:=[.AG33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4]" office:value-type="float" office:value="4214.702752">
            <text:p>4214,702752</text:p>
          </table:table-cell>
          <table:table-cell table:formula="of:=[.Y34]" office:value-type="float" office:value="-0.0065">
            <text:p>-0,0065</text:p>
          </table:table-cell>
          <table:table-cell table:formula="of:=[.Z34]" office:value-type="float" office:value="101325">
            <text:p>101325</text:p>
          </table:table-cell>
          <table:table-cell table:formula="of:=[.AA34]" office:value-type="float" office:value="1.225">
            <text:p>1,225</text:p>
          </table:table-cell>
          <table:table-cell table:formula="of:=[.AB34]" office:value-type="float" office:value="288.15">
            <text:p>288,15</text:p>
          </table:table-cell>
          <table:table-cell table:formula="of:=[.AC34]" office:value-type="float" office:value="1.235">
            <text:p>1,235</text:p>
          </table:table-cell>
          <table:table-cell table:formula="of:=[.AD34]" office:value-type="float" office:value="9.81">
            <text:p>9,81</text:p>
          </table:table-cell>
          <table:table-cell table:formula="of:=[.AE34]" office:value-type="float" office:value="293.15">
            <text:p>293,15</text:p>
          </table:table-cell>
          <table:table-cell table:formula="of:=[.AF34]" office:value-type="float" office:value="100600">
            <text:p>100600</text:p>
          </table:table-cell>
          <table:table-cell table:formula="of:=[.AG34]" office:value-type="float" office:value="29">
            <text:p>29</text:p>
          </table:table-cell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2039">
            <text:p>2039</text:p>
          </table:table-cell>
          <table:table-cell table:formula="of:=[.A36]+273.15" office:value-type="float" office:value="279.35">
            <text:p>279,35</text:p>
          </table:table-cell>
          <table:table-cell table:number-columns-repeated="30"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2018">
            <text:p>2018</text:p>
          </table:table-cell>
          <table:table-cell table:formula="of:=[.A37]+273.15" office:value-type="float" office:value="279.35">
            <text:p>279,35</text:p>
          </table:table-cell>
          <table:table-cell table:number-columns-repeated="30"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1937">
            <text:p>1937</text:p>
          </table:table-cell>
          <table:table-cell table:formula="of:=[.A38]+273.15" office:value-type="float" office:value="279.75">
            <text:p>279,75</text:p>
          </table:table-cell>
          <table:table-cell table:number-columns-repeated="30"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1869">
            <text:p>1869</text:p>
          </table:table-cell>
          <table:table-cell table:formula="of:=[.A39]+273.15" office:value-type="float" office:value="280.25">
            <text:p>280,25</text:p>
          </table:table-cell>
          <table:table-cell table:number-columns-repeated="30"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1801">
            <text:p>1801</text:p>
          </table:table-cell>
          <table:table-cell table:formula="of:=[.A40]+273.15" office:value-type="float" office:value="280.55">
            <text:p>280,55</text:p>
          </table:table-cell>
          <table:table-cell table:number-columns-repeated="30"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1735">
            <text:p>1735</text:p>
          </table:table-cell>
          <table:table-cell table:formula="of:=[.A41]+273.15" office:value-type="float" office:value="280.85">
            <text:p>280,85</text:p>
          </table:table-cell>
          <table:table-cell table:number-columns-repeated="3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76">
            <text:p>1676</text:p>
          </table:table-cell>
          <table:table-cell table:formula="of:=[.A42]+273.15" office:value-type="float" office:value="281.15">
            <text:p>281,15</text:p>
          </table:table-cell>
          <table:table-cell table:number-columns-repeated="30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1616">
            <text:p>1616</text:p>
          </table:table-cell>
          <table:table-cell table:formula="of:=[.A43]+273.15" office:value-type="float" office:value="281.45">
            <text:p>281,45</text:p>
          </table:table-cell>
          <table:table-cell table:number-columns-repeated="30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1547">
            <text:p>1547</text:p>
          </table:table-cell>
          <table:table-cell table:formula="of:=[.A44]+273.15" office:value-type="float" office:value="281.45">
            <text:p>281,45</text:p>
          </table:table-cell>
          <table:table-cell table:number-columns-repeated="30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1478">
            <text:p>1478</text:p>
          </table:table-cell>
          <table:table-cell table:formula="of:=[.A45]+273.15" office:value-type="float" office:value="281.85">
            <text:p>281,85</text:p>
          </table:table-cell>
          <table:table-cell table:number-columns-repeated="30"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1428">
            <text:p>1428</text:p>
          </table:table-cell>
          <table:table-cell table:formula="of:=[.A46]+273.15" office:value-type="float" office:value="282.35">
            <text:p>282,35</text:p>
          </table:table-cell>
          <table:table-cell table:number-columns-repeated="30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388">
            <text:p>1388</text:p>
          </table:table-cell>
          <table:table-cell table:formula="of:=[.A47]+273.15" office:value-type="float" office:value="282.65">
            <text:p>282,65</text:p>
          </table:table-cell>
          <table:table-cell table:number-columns-repeated="30"/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1342">
            <text:p>1342</text:p>
          </table:table-cell>
          <table:table-cell table:formula="of:=[.A48]+273.15" office:value-type="float" office:value="282.95">
            <text:p>282,95</text:p>
          </table:table-cell>
          <table:table-cell table:number-columns-repeated="30"/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1292">
            <text:p>1292</text:p>
          </table:table-cell>
          <table:table-cell table:formula="of:=[.A49]+273.15" office:value-type="float" office:value="283.35">
            <text:p>283,35</text:p>
          </table:table-cell>
          <table:table-cell table:number-columns-repeated="30"/>
        </table:table-row>
        <table:table-row table:style-name="ro1">
          <table:table-cell office:value-type="float" office:value="10.7">
            <text:p>10,7</text:p>
          </table:table-cell>
          <table:table-cell office:value-type="float" office:value="1245">
            <text:p>1245</text:p>
          </table:table-cell>
          <table:table-cell table:formula="of:=[.A50]+273.15" office:value-type="float" office:value="283.85">
            <text:p>283,85</text:p>
          </table:table-cell>
          <table:table-cell table:number-columns-repeated="30"/>
        </table:table-row>
        <table:table-row table:style-name="ro1">
          <table:table-cell office:value-type="float" office:value="11.1">
            <text:p>11,1</text:p>
          </table:table-cell>
          <table:table-cell office:value-type="float" office:value="1198">
            <text:p>1198</text:p>
          </table:table-cell>
          <table:table-cell table:formula="of:=[.A51]+273.15" office:value-type="float" office:value="284.25">
            <text:p>284,25</text:p>
          </table:table-cell>
          <table:table-cell table:number-columns-repeated="30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147">
            <text:p>1147</text:p>
          </table:table-cell>
          <table:table-cell table:formula="of:=[.A52]+273.15" office:value-type="float" office:value="284.65">
            <text:p>284,65</text:p>
          </table:table-cell>
          <table:table-cell table:number-columns-repeated="30"/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1102">
            <text:p>1102</text:p>
          </table:table-cell>
          <table:table-cell table:formula="of:=[.A53]+273.15" office:value-type="float" office:value="284.85">
            <text:p>284,85</text:p>
          </table:table-cell>
          <table:table-cell table:number-columns-repeated="30"/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1059">
            <text:p>1059</text:p>
          </table:table-cell>
          <table:table-cell table:formula="of:=[.A54]+273.15" office:value-type="float" office:value="284.85">
            <text:p>284,85</text:p>
          </table:table-cell>
          <table:table-cell table:number-columns-repeated="30"/>
        </table:table-row>
        <table:table-row table:style-name="ro1">
          <table:table-cell office:value-type="float" office:value="11.9">
            <text:p>11,9</text:p>
          </table:table-cell>
          <table:table-cell office:value-type="float" office:value="1032">
            <text:p>1032</text:p>
          </table:table-cell>
          <table:table-cell table:formula="of:=[.A55]+273.15" office:value-type="float" office:value="285.05">
            <text:p>285,05</text:p>
          </table:table-cell>
          <table:table-cell table:number-columns-repeated="3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7">
            <text:p>1007</text:p>
          </table:table-cell>
          <table:table-cell table:formula="of:=[.A56]+273.15" office:value-type="float" office:value="285.15">
            <text:p>285,15</text:p>
          </table:table-cell>
          <table:table-cell table:number-columns-repeated="30"/>
        </table:table-row>
        <table:table-row table:style-name="ro1">
          <table:table-cell office:value-type="float" office:value="11.9">
            <text:p>11,9</text:p>
          </table:table-cell>
          <table:table-cell office:value-type="float" office:value="982">
            <text:p>982</text:p>
          </table:table-cell>
          <table:table-cell table:formula="of:=[.A57]+273.15" office:value-type="float" office:value="285.05">
            <text:p>285,05</text:p>
          </table:table-cell>
          <table:table-cell table:number-columns-repeated="30"/>
        </table:table-row>
        <table:table-row table:style-name="ro1">
          <table:table-cell office:value-type="float" office:value="11.3">
            <text:p>11,3</text:p>
          </table:table-cell>
          <table:table-cell office:value-type="float" office:value="958">
            <text:p>958</text:p>
          </table:table-cell>
          <table:table-cell table:formula="of:=[.A58]+273.15" office:value-type="float" office:value="284.45">
            <text:p>284,45</text:p>
          </table:table-cell>
          <table:table-cell table:number-columns-repeated="30"/>
        </table:table-row>
        <table:table-row table:style-name="ro1">
          <table:table-cell office:value-type="float" office:value="10.7">
            <text:p>10,7</text:p>
          </table:table-cell>
          <table:table-cell office:value-type="float" office:value="931">
            <text:p>931</text:p>
          </table:table-cell>
          <table:table-cell table:formula="of:=[.A59]+273.15" office:value-type="float" office:value="283.85">
            <text:p>283,85</text:p>
          </table:table-cell>
          <table:table-cell table:number-columns-repeated="30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900">
            <text:p>900</text:p>
          </table:table-cell>
          <table:table-cell table:formula="of:=[.A60]+273.15" office:value-type="float" office:value="282.65">
            <text:p>282,65</text:p>
          </table:table-cell>
          <table:table-cell table:number-columns-repeated="30"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861">
            <text:p>861</text:p>
          </table:table-cell>
          <table:table-cell table:formula="of:=[.A61]+273.15" office:value-type="float" office:value="281.95">
            <text:p>281,95</text:p>
          </table:table-cell>
          <table:table-cell table:number-columns-repeated="30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827">
            <text:p>827</text:p>
          </table:table-cell>
          <table:table-cell table:formula="of:=[.A62]+273.15" office:value-type="float" office:value="281.85">
            <text:p>281,85</text:p>
          </table:table-cell>
          <table:table-cell table:number-columns-repeated="30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791">
            <text:p>791</text:p>
          </table:table-cell>
          <table:table-cell table:formula="of:=[.A63]+273.15" office:value-type="float" office:value="281.85">
            <text:p>281,85</text:p>
          </table:table-cell>
          <table:table-cell table:number-columns-repeated="30"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756">
            <text:p>756</text:p>
          </table:table-cell>
          <table:table-cell table:formula="of:=[.A64]+273.15" office:value-type="float" office:value="281.05">
            <text:p>281,05</text:p>
          </table:table-cell>
          <table:table-cell table:number-columns-repeated="30"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714">
            <text:p>714</text:p>
          </table:table-cell>
          <table:table-cell table:formula="of:=[.A65]+273.15" office:value-type="float" office:value="282.55">
            <text:p>282,55</text:p>
          </table:table-cell>
          <table:table-cell table:number-columns-repeated="30"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676">
            <text:p>676</text:p>
          </table:table-cell>
          <table:table-cell table:formula="of:=[.A66]+273.15" office:value-type="float" office:value="279.95">
            <text:p>279,95</text:p>
          </table:table-cell>
          <table:table-cell table:number-columns-repeated="30"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641">
            <text:p>641</text:p>
          </table:table-cell>
          <table:table-cell table:formula="of:=[.A67]+273.15" office:value-type="float" office:value="278.55">
            <text:p>278,55</text:p>
          </table:table-cell>
          <table:table-cell table:number-columns-repeated="30"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613">
            <text:p>613</text:p>
          </table:table-cell>
          <table:table-cell table:formula="of:=[.A68]+273.15" office:value-type="float" office:value="276.95">
            <text:p>276,95</text:p>
          </table:table-cell>
          <table:table-cell table:number-columns-repeated="30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2069">
            <text:p>2069</text:p>
          </table:table-cell>
          <table:table-cell table:formula="of:=[.A71]+273.15" office:value-type="float" office:value="279.35">
            <text:p>279,35</text:p>
          </table:table-cell>
          <table:table-cell table:number-columns-repeated="30"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2043">
            <text:p>2043</text:p>
          </table:table-cell>
          <table:table-cell table:formula="of:=[.A72]+273.15" office:value-type="float" office:value="279.55">
            <text:p>279,55</text:p>
          </table:table-cell>
          <table:table-cell table:number-columns-repeated="30"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1907">
            <text:p>1907</text:p>
          </table:table-cell>
          <table:table-cell table:formula="of:=[.A73]+273.15" office:value-type="float" office:value="279.85">
            <text:p>279,85</text:p>
          </table:table-cell>
          <table:table-cell table:number-columns-repeated="30"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1724">
            <text:p>1724</text:p>
          </table:table-cell>
          <table:table-cell table:formula="of:=[.A74]+273.15" office:value-type="float" office:value="280.75">
            <text:p>280,75</text:p>
          </table:table-cell>
          <table:table-cell table:number-columns-repeated="30"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1599">
            <text:p>1599</text:p>
          </table:table-cell>
          <table:table-cell table:formula="of:=[.A75]+273.15" office:value-type="float" office:value="281.35">
            <text:p>281,35</text:p>
          </table:table-cell>
          <table:table-cell table:number-columns-repeated="30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1479">
            <text:p>1479</text:p>
          </table:table-cell>
          <table:table-cell table:formula="of:=[.A76]+273.15" office:value-type="float" office:value="281.85">
            <text:p>281,85</text:p>
          </table:table-cell>
          <table:table-cell table:number-columns-repeated="30"/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1375">
            <text:p>1375</text:p>
          </table:table-cell>
          <table:table-cell table:formula="of:=[.A77]+273.15" office:value-type="float" office:value="282.75">
            <text:p>282,75</text:p>
          </table:table-cell>
          <table:table-cell table:number-columns-repeated="30"/>
        </table:table-row>
        <table:table-row table:style-name="ro1">
          <table:table-cell office:value-type="float" office:value="10.6">
            <text:p>10,6</text:p>
          </table:table-cell>
          <table:table-cell office:value-type="float" office:value="1283">
            <text:p>1283</text:p>
          </table:table-cell>
          <table:table-cell table:formula="of:=[.A78]+273.15" office:value-type="float" office:value="283.75">
            <text:p>283,75</text:p>
          </table:table-cell>
          <table:table-cell table:number-columns-repeated="30"/>
        </table:table-row>
        <table:table-row table:style-name="ro1">
          <table:table-cell office:value-type="float" office:value="11.1">
            <text:p>11,1</text:p>
          </table:table-cell>
          <table:table-cell office:value-type="float" office:value="1216">
            <text:p>1216</text:p>
          </table:table-cell>
          <table:table-cell table:formula="of:=[.A79]+273.15" office:value-type="float" office:value="284.25">
            <text:p>284,25</text:p>
          </table:table-cell>
          <table:table-cell table:number-columns-repeated="30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127">
            <text:p>1127</text:p>
          </table:table-cell>
          <table:table-cell table:formula="of:=[.A80]+273.15" office:value-type="float" office:value="284.65">
            <text:p>284,65</text:p>
          </table:table-cell>
          <table:table-cell table:number-columns-repeated="30"/>
        </table:table-row>
        <table:table-row table:style-name="ro1">
          <table:table-cell office:value-type="float" office:value="11.3">
            <text:p>11,3</text:p>
          </table:table-cell>
          <table:table-cell office:value-type="float" office:value="1047">
            <text:p>1047</text:p>
          </table:table-cell>
          <table:table-cell table:formula="of:=[.A81]+273.15" office:value-type="float" office:value="284.45">
            <text:p>284,45</text:p>
          </table:table-cell>
          <table:table-cell table:number-columns-repeated="30"/>
        </table:table-row>
        <table:table-row table:style-name="ro1">
          <table:table-cell office:value-type="float" office:value="11.6">
            <text:p>11,6</text:p>
          </table:table-cell>
          <table:table-cell office:value-type="float" office:value="984">
            <text:p>984</text:p>
          </table:table-cell>
          <table:table-cell table:formula="of:=[.A82]+273.15" office:value-type="float" office:value="284.75">
            <text:p>284,75</text:p>
          </table:table-cell>
          <table:table-cell table:number-columns-repeated="30"/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920">
            <text:p>920</text:p>
          </table:table-cell>
          <table:table-cell table:formula="of:=[.A83]+273.15" office:value-type="float" office:value="283.95">
            <text:p>283,95</text:p>
          </table:table-cell>
          <table:table-cell table:number-columns-repeated="30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862">
            <text:p>862</text:p>
          </table:table-cell>
          <table:table-cell table:formula="of:=[.A84]+273.15" office:value-type="float" office:value="281.85">
            <text:p>281,85</text:p>
          </table:table-cell>
          <table:table-cell table:number-columns-repeated="30"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798">
            <text:p>798</text:p>
          </table:table-cell>
          <table:table-cell table:formula="of:=[.A85]+273.15" office:value-type="float" office:value="280.75">
            <text:p>280,75</text:p>
          </table:table-cell>
          <table:table-cell table:number-columns-repeated="30"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794">
            <text:p>794</text:p>
          </table:table-cell>
          <table:table-cell table:formula="of:=[.A86]+273.15" office:value-type="float" office:value="280.45">
            <text:p>280,45</text:p>
          </table:table-cell>
          <table:table-cell table:number-columns-repeated="3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6">
            <text:p>786</text:p>
          </table:table-cell>
          <table:table-cell table:formula="of:=[.A87]+273.15" office:value-type="float" office:value="280.15">
            <text:p>280,15</text:p>
          </table:table-cell>
          <table:table-cell table:number-columns-repeated="30"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731">
            <text:p>731</text:p>
          </table:table-cell>
          <table:table-cell table:formula="of:=[.A88]+273.15" office:value-type="float" office:value="279.45">
            <text:p>279,45</text:p>
          </table:table-cell>
          <table:table-cell table:number-columns-repeated="30"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718">
            <text:p>718</text:p>
          </table:table-cell>
          <table:table-cell table:formula="of:=[.A89]+273.15" office:value-type="float" office:value="279.25">
            <text:p>279,25</text:p>
          </table:table-cell>
          <table:table-cell table:number-columns-repeated="30"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687">
            <text:p>687</text:p>
          </table:table-cell>
          <table:table-cell table:formula="of:=[.A90]+273.15" office:value-type="float" office:value="278.95">
            <text:p>278,95</text:p>
          </table:table-cell>
          <table:table-cell table:number-columns-repeated="30"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650">
            <text:p>650</text:p>
          </table:table-cell>
          <table:table-cell table:formula="of:=[.A91]+273.15" office:value-type="float" office:value="278.35">
            <text:p>278,35</text:p>
          </table:table-cell>
          <table:table-cell table:number-columns-repeated="3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table:formula="of:=[.A92]+273.15" office:value-type="float" office:value="277.15">
            <text:p>277,15</text:p>
          </table:table-cell>
          <table:table-cell table:number-columns-repeated="30"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556">
            <text:p>556</text:p>
          </table:table-cell>
          <table:table-cell table:formula="of:=[.A93]+273.15" office:value-type="float" office:value="275.55">
            <text:p>275,55</text:p>
          </table:table-cell>
          <table:table-cell table:number-columns-repeated="30"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498">
            <text:p>498</text:p>
          </table:table-cell>
          <table:table-cell table:formula="of:=[.A94]+273.15" office:value-type="float" office:value="275.05">
            <text:p>275,05</text:p>
          </table:table-cell>
          <table:table-cell table:number-columns-repeated="30"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435">
            <text:p>435</text:p>
          </table:table-cell>
          <table:table-cell table:formula="of:=[.A95]+273.15" office:value-type="float" office:value="274.85">
            <text:p>274,85</text:p>
          </table:table-cell>
          <table:table-cell table:number-columns-repeated="30"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381">
            <text:p>381</text:p>
          </table:table-cell>
          <table:table-cell table:formula="of:=[.A96]+273.15" office:value-type="float" office:value="274.85">
            <text:p>274,85</text:p>
          </table:table-cell>
          <table:table-cell table:number-columns-repeated="30"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340">
            <text:p>340</text:p>
          </table:table-cell>
          <table:table-cell table:formula="of:=[.A97]+273.15" office:value-type="float" office:value="275.25">
            <text:p>275,25</text:p>
          </table:table-cell>
          <table:table-cell table:number-columns-repeated="30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13">
            <text:p>1613</text:p>
          </table:table-cell>
          <table:table-cell table:formula="of:=[.A100]+273.15" office:value-type="float" office:value="281.15">
            <text:p>281,15</text:p>
          </table:table-cell>
          <table:table-cell table:number-columns-repeated="30"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1576">
            <text:p>1576</text:p>
          </table:table-cell>
          <table:table-cell table:formula="of:=[.A101]+273.15" office:value-type="float" office:value="281.55">
            <text:p>281,55</text:p>
          </table:table-cell>
          <table:table-cell table:number-columns-repeated="30"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1426">
            <text:p>1426</text:p>
          </table:table-cell>
          <table:table-cell table:formula="of:=[.A102]+273.15" office:value-type="float" office:value="282.25">
            <text:p>282,25</text:p>
          </table:table-cell>
          <table:table-cell table:number-columns-repeated="30"/>
        </table:table-row>
        <table:table-row table:style-name="ro1">
          <table:table-cell office:value-type="float" office:value="10.6">
            <text:p>10,6</text:p>
          </table:table-cell>
          <table:table-cell office:value-type="float" office:value="1098">
            <text:p>1098</text:p>
          </table:table-cell>
          <table:table-cell table:formula="of:=[.A103]+273.15" office:value-type="float" office:value="283.75">
            <text:p>283,75</text:p>
          </table:table-cell>
          <table:table-cell table:number-columns-repeated="30"/>
        </table:table-row>
        <table:table-row table:style-name="ro1">
          <table:table-cell office:value-type="float" office:value="11.2">
            <text:p>11,2</text:p>
          </table:table-cell>
          <table:table-cell office:value-type="float" office:value="975">
            <text:p>975</text:p>
          </table:table-cell>
          <table:table-cell table:formula="of:=[.A104]+273.15" office:value-type="float" office:value="284.35">
            <text:p>284,35</text:p>
          </table:table-cell>
          <table:table-cell table:number-columns-repeated="3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66">
            <text:p>866</text:p>
          </table:table-cell>
          <table:table-cell table:formula="of:=[.A105]+273.15" office:value-type="float" office:value="284.15">
            <text:p>284,15</text:p>
          </table:table-cell>
          <table:table-cell table:number-columns-repeated="30"/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759">
            <text:p>759</text:p>
          </table:table-cell>
          <table:table-cell table:formula="of:=[.A106]+273.15" office:value-type="float" office:value="282.85">
            <text:p>282,85</text:p>
          </table:table-cell>
          <table:table-cell table:number-columns-repeated="30"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718">
            <text:p>718</text:p>
          </table:table-cell>
          <table:table-cell table:formula="of:=[.A107]+273.15" office:value-type="float" office:value="280.55">
            <text:p>280,55</text:p>
          </table:table-cell>
          <table:table-cell table:number-columns-repeated="30"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689">
            <text:p>689</text:p>
          </table:table-cell>
          <table:table-cell table:formula="of:=[.A108]+273.15" office:value-type="float" office:value="279.25">
            <text:p>279,25</text:p>
          </table:table-cell>
          <table:table-cell table:number-columns-repeated="30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646">
            <text:p>646</text:p>
          </table:table-cell>
          <table:table-cell table:formula="of:=[.A109]+273.15" office:value-type="float" office:value="277.65">
            <text:p>277,65</text:p>
          </table:table-cell>
          <table:table-cell table:number-columns-repeated="30"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588">
            <text:p>588</text:p>
          </table:table-cell>
          <table:table-cell table:formula="of:=[.A110]+273.15" office:value-type="float" office:value="274.45">
            <text:p>274,45</text:p>
          </table:table-cell>
          <table:table-cell table:number-columns-repeated="30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550">
            <text:p>550</text:p>
          </table:table-cell>
          <table:table-cell table:formula="of:=[.A111]+273.15" office:value-type="float" office:value="273.75">
            <text:p>273,75</text:p>
          </table:table-cell>
          <table:table-cell table:number-columns-repeated="30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545">
            <text:p>545</text:p>
          </table:table-cell>
          <table:table-cell table:formula="of:=[.A112]+273.15" office:value-type="float" office:value="273.85">
            <text:p>273,85</text:p>
          </table:table-cell>
          <table:table-cell table:number-columns-repeated="30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546">
            <text:p>546</text:p>
          </table:table-cell>
          <table:table-cell table:formula="of:=[.A113]+273.15" office:value-type="float" office:value="274.25">
            <text:p>274,25</text:p>
          </table:table-cell>
          <table:table-cell table:number-columns-repeated="30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539">
            <text:p>539</text:p>
          </table:table-cell>
          <table:table-cell table:formula="of:=[.A114]+273.15" office:value-type="float" office:value="273.95">
            <text:p>273,95</text:p>
          </table:table-cell>
          <table:table-cell table:number-columns-repeated="30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532">
            <text:p>532</text:p>
          </table:table-cell>
          <table:table-cell table:formula="of:=[.A115]+273.15" office:value-type="float" office:value="274.05">
            <text:p>274,05</text:p>
          </table:table-cell>
          <table:table-cell table:number-columns-repeated="30"/>
        </table:table-row>
      </table:table>
      <table:table table:name="D0 128" table:style-name="ta1" table:print="false">
        <table:table-column table:style-name="co1" table:number-columns-repeated="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rho_kraft</text:p>
          </table:table-cell>
          <table:table-cell table:style-name="ce2" office:value-type="string">
            <text:p>kg/L</text:p>
          </table:table-cell>
          <table:table-cell table:style-name="ce3" office:value-type="float" office:value="0.784">
            <text:p>0,784</text:p>
          </table:table-cell>
          <table:table-cell table:number-columns-repeated="5"/>
          <table:table-cell table:style-name="ce10" office:value-type="string">
            <text:p>dT/dH</text:p>
          </table:table-cell>
          <table:table-cell table:style-name="ce11" office:value-type="float" office:value="-0.0065">
            <text:p>-0,0065</text:p>
          </table:table-cell>
          <table:table-cell table:style-name="ce13" office:value-type="string">
            <text:p>K/m</text:p>
          </table:table-cell>
          <table:table-cell table:style-name="ce15"/>
          <table:table-cell/>
          <table:table-cell table:style-name="ce10" office:value-type="string">
            <text:p>g</text:p>
          </table:table-cell>
          <table:table-cell table:style-name="ce11" office:value-type="float" office:value="9.81">
            <text:p>9,81</text:p>
          </table:table-cell>
          <table:table-cell table:style-name="ce13" office:value-type="string">
            <text:p>m/s²</text:p>
          </table:table-cell>
          <table:table-cell table:number-columns-repeated="17"/>
        </table:table-row>
        <table:table-row table:style-name="ro1">
          <table:table-cell office:value-type="string">
            <text:p>kraftvolmax</text:p>
          </table:table-cell>
          <table:table-cell table:style-name="ce2" office:value-type="string">
            <text:p>L</text:p>
          </table:table-cell>
          <table:table-cell table:style-name="ce4" office:value-type="float" office:value="767.478">
            <text:p>767,478</text:p>
          </table:table-cell>
          <table:table-cell table:number-columns-repeated="6"/>
          <table:table-cell table:style-name="ce12"/>
          <table:table-cell table:style-name="ce14"/>
          <table:table-cell table:style-name="ce16"/>
          <table:table-cell table:number-columns-repeated="2"/>
          <table:table-cell table:style-name="ce12"/>
          <table:table-cell table:style-name="ce14"/>
          <table:table-cell table:number-columns-repeated="17"/>
        </table:table-row>
        <table:table-row table:style-name="ro1">
          <table:table-cell office:value-type="string">
            <text:p>Tankfülle</text:p>
          </table:table-cell>
          <table:table-cell table:style-name="ce2" office:value-type="string">
            <text:p>%</text:p>
          </table:table-cell>
          <table:table-cell table:style-name="ce5" office:value-type="float" office:value="1">
            <text:p>1</text:p>
          </table:table-cell>
          <table:table-cell table:number-columns-repeated="5"/>
          <table:table-cell table:style-name="ce10" office:value-type="string">
            <text:p>p_0_INA</text:p>
          </table:table-cell>
          <table:table-cell table:style-name="ce11" office:value-type="float" office:value="101325">
            <text:p>101325</text:p>
          </table:table-cell>
          <table:table-cell table:style-name="ce13" office:value-type="string">
            <text:p>N/m²</text:p>
          </table:table-cell>
          <table:table-cell table:style-name="ce15"/>
          <table:table-cell/>
          <table:table-cell table:style-name="ce10" office:value-type="string">
            <text:p>T_Boden</text:p>
          </table:table-cell>
          <table:table-cell table:style-name="ce11" office:value-type="float" office:value="293.15">
            <text:p>293,15</text:p>
          </table:table-cell>
          <table:table-cell table:style-name="ce13" office:value-type="string">
            <text:p>K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kraft_masse</text:p>
          </table:table-cell>
          <table:table-cell table:style-name="ce2" office:value-type="string">
            <text:p>kg</text:p>
          </table:table-cell>
          <table:table-cell table:style-name="ce6" table:formula="of:=([.C1]*[.C2])*[.C3]" office:value-type="float" office:value="601.702752">
            <text:p>601,702752</text:p>
          </table:table-cell>
          <table:table-cell/>
          <table:table-cell table:style-name="ce1"/>
          <table:table-cell table:number-columns-repeated="4"/>
          <table:table-cell table:style-name="ce12"/>
          <table:table-cell table:style-name="ce14"/>
          <table:table-cell table:style-name="ce16"/>
          <table:table-cell table:number-columns-repeated="12"/>
          <table:table-cell office:value-type="string">
            <text:p>Lilienthalpolare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6"/>
          <table:table-cell table:style-name="ce10" office:value-type="string">
            <text:p>rho_0_INA</text:p>
          </table:table-cell>
          <table:table-cell table:style-name="ce11" office:value-type="float" office:value="1.225">
            <text:p>1,225</text:p>
          </table:table-cell>
          <table:table-cell table:style-name="ce13" office:value-type="string">
            <text:p>kg/m³</text:p>
          </table:table-cell>
          <table:table-cell table:style-name="ce15"/>
          <table:table-cell/>
          <table:table-cell table:style-name="ce9" office:value-type="string">
            <text:p>p_QNH</text:p>
          </table:table-cell>
          <table:table-cell table:style-name="ce7" office:value-type="float" office:value="100600">
            <text:p>100600</text:p>
          </table:table-cell>
          <table:table-cell table:style-name="ce21" office:value-type="string">
            <text:p>N/m²</text:p>
          </table:table-cell>
          <table:table-cell table:number-columns-repeated="17"/>
        </table:table-row>
        <table:table-row table:style-name="ro1">
          <table:table-cell office:value-type="string">
            <text:p>m_rüst</text:p>
          </table:table-cell>
          <table:table-cell table:style-name="ce2" office:value-type="string">
            <text:p>kg</text:p>
          </table:table-cell>
          <table:table-cell table:style-name="ce7" office:value-type="float" office:value="3188">
            <text:p>3188</text:p>
          </table:table-cell>
          <table:table-cell table:number-columns-repeated="6"/>
          <table:table-cell table:style-name="ce12"/>
          <table:table-cell table:style-name="ce14"/>
          <table:table-cell table:style-name="ce16"/>
          <table:table-cell table:number-columns-repeated="21"/>
        </table:table-row>
        <table:table-row table:style-name="ro1">
          <table:table-cell office:value-type="string">
            <text:p>m_kraftstoff</text:p>
          </table:table-cell>
          <table:table-cell table:style-name="ce2" office:value-type="string">
            <text:p>kg</text:p>
          </table:table-cell>
          <table:table-cell table:style-name="ce8" table:formula="of:=[.C4]" office:value-type="float" office:value="601.702752">
            <text:p>601,702752</text:p>
          </table:table-cell>
          <table:table-cell table:number-columns-repeated="5"/>
          <table:table-cell table:style-name="ce10" office:value-type="string">
            <text:p>T_0_INA</text:p>
          </table:table-cell>
          <table:table-cell table:style-name="ce11" office:value-type="float" office:value="288.15">
            <text:p>288,15</text:p>
          </table:table-cell>
          <table:table-cell table:style-name="ce13" office:value-type="string">
            <text:p>K</text:p>
          </table:table-cell>
          <table:table-cell table:style-name="ce15"/>
          <table:table-cell/>
          <table:table-cell table:style-name="ce9" office:value-type="string">
            <text:p>S</text:p>
          </table:table-cell>
          <table:table-cell table:style-name="ce7" office:value-type="float" office:value="29">
            <text:p>29</text:p>
          </table:table-cell>
          <table:table-cell table:style-name="ce21" office:value-type="string">
            <text:p>m²</text:p>
          </table:table-cell>
          <table:table-cell table:number-columns-repeated="17"/>
        </table:table-row>
        <table:table-row table:style-name="ro1">
          <table:table-cell office:value-type="string">
            <text:p>m_besatzung</text:p>
          </table:table-cell>
          <table:table-cell table:style-name="ce2" office:value-type="string">
            <text:p>kg</text:p>
          </table:table-cell>
          <table:table-cell table:style-name="ce7" office:value-type="float" office:value="425">
            <text:p>425</text:p>
          </table:table-cell>
          <table:table-cell table:number-columns-repeated="6"/>
          <table:table-cell table:style-name="ce12"/>
          <table:table-cell table:style-name="ce14"/>
          <table:table-cell table:style-name="ce16"/>
          <table:table-cell table:number-columns-repeated="21"/>
        </table:table-row>
        <table:table-row table:style-name="ro1">
          <table:table-cell table:style-name="ce1" office:value-type="string">
            <text:p>m_start kg</text:p>
          </table:table-cell>
          <table:table-cell table:style-name="ce2" office:value-type="string">
            <text:p>kg</text:p>
          </table:table-cell>
          <table:table-cell table:style-name="ce9" table:formula="of:=SUM([.C6:.C8])" office:value-type="float" office:value="4214.702752">
            <text:p>4214,702752</text:p>
          </table:table-cell>
          <table:table-cell/>
          <table:table-cell table:style-name="ce1"/>
          <table:table-cell table:number-columns-repeated="3"/>
          <table:table-cell table:style-name="ce10" office:value-type="string">
            <text:p>n</text:p>
          </table:table-cell>
          <table:table-cell table:style-name="ce11" office:value-type="float" office:value="1.235">
            <text:p>1,235</text:p>
          </table:table-cell>
          <table:table-cell table:style-name="ce13" office:value-type="string">
            <text:p>dimensionslos</text:p>
          </table:table-cell>
          <table:table-cell table:style-name="ce15"/>
          <table:table-cell table:number-columns-repeated="21"/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T °C REAL</text:p>
          </table:table-cell>
          <table:table-cell office:value-type="string">
            <text:p>H m INA</text:p>
          </table:table-cell>
          <table:table-cell office:value-type="string">
            <text:p>T K REAL</text:p>
          </table:table-cell>
          <table:table-cell office:value-type="string">
            <text:p>Vias m/s</text:p>
          </table:table-cell>
          <table:table-cell office:value-type="string">
            <text:p>fuel_lbs_verbr</text:p>
          </table:table-cell>
          <table:table-cell office:value-type="string">
            <text:p>fuel_kg_verbr</text:p>
          </table:table-cell>
          <table:table-cell office:value-type="string">
            <text:p>m_ges</text:p>
          </table:table-cell>
          <table:table-cell office:value-type="string">
            <text:p>delta_t</text:p>
          </table:table-cell>
          <table:table-cell office:value-type="string">
            <text:p>T_INA</text:p>
          </table:table-cell>
          <table:table-cell office:value-type="string">
            <text:p>rho_ina</text:p>
          </table:table-cell>
          <table:table-cell office:value-type="string">
            <text:p>rho_real</text:p>
          </table:table-cell>
          <table:table-cell office:value-type="string">
            <text:p>p_ina</text:p>
          </table:table-cell>
          <table:table-cell office:value-type="string">
            <text:p>delta_H_INA</text:p>
          </table:table-cell>
          <table:table-cell office:value-type="string">
            <text:p>A</text:p>
          </table:table-cell>
          <table:table-cell table:style-name="ce17" office:value-type="string">
            <text:p>V_TAS m/s</text:p>
          </table:table-cell>
          <table:table-cell table:style-name="ce22" office:value-type="string">
            <text:p>wg_real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C_w</text:p>
          </table:table-cell>
          <table:table-cell table:style-name="ce22" office:value-type="string">
            <text:p>C_a</text:p>
          </table:table-cell>
          <table:table-cell table:style-name="ce22" office:value-type="string">
            <text:p>gamma_rad</text:p>
          </table:table-cell>
          <table:table-cell table:style-name="ce31" office:value-type="string">
            <text:p>gamma_deg</text:p>
          </table:table-cell>
          <table:table-cell/>
          <table:table-cell office:value-type="string">
            <text:p>m_start</text:p>
          </table:table-cell>
          <table:table-cell office:value-type="string">
            <text:p>dt/dh</text:p>
          </table:table-cell>
          <table:table-cell office:value-type="string">
            <text:p>p0ina</text:p>
          </table:table-cell>
          <table:table-cell office:value-type="string">
            <text:p>rho0ina</text:p>
          </table:table-cell>
          <table:table-cell office:value-type="string">
            <text:p>t0ina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tboden</text:p>
          </table:table-cell>
          <table:table-cell office:value-type="string">
            <text:p>pQNH</text:p>
          </table:table-cell>
          <table:table-cell office:value-type="string">
            <text:p>s</text:p>
          </table:table-cell>
        </table:table-row>
        <table:table-row table:style-name="ro1">
          <table:table-cell table:style-name="ce34" office:value-type="float" office:value="12">
            <text:p>12</text:p>
          </table:table-cell>
          <table:table-cell table:style-name="ce36" office:value-type="float" office:value="2500">
            <text:p>2500</text:p>
          </table:table-cell>
          <table:table-cell table:formula="of:=[.A12]+273.15" office:value-type="float" office:value="285.15">
            <text:p>285,15</text:p>
          </table:table-cell>
          <table:table-cell table:style-name="ce3" office:value-type="float" office:value="41.1556">
            <text:p>41,1556</text:p>
          </table:table-cell>
          <table:table-cell table:style-name="ce3" office:value-type="float" office:value="83">
            <text:p>83</text:p>
          </table:table-cell>
          <table:table-cell table:style-name="ce8" table:formula="of:=[.E12]*0.453592" office:value-type="float" office:value="37.648136">
            <text:p>37,648136</text:p>
          </table:table-cell>
          <table:table-cell table:formula="of:=[.X12]-[.F12]" office:value-type="float" office:value="4177.054616">
            <text:p>4177,054616</text:p>
          </table:table-cell>
          <table:table-cell office:value-type="float" office:value="0">
            <text:p>0</text:p>
          </table:table-cell>
          <table:table-cell table:formula="of:=[.AB12]+([.B12]*[.Y12])" office:value-type="float" office:value="271.9">
            <text:p>271,9</text:p>
          </table:table-cell>
          <table:table-cell table:formula="of:=[.AA12] * ( ( 1 + ( [.Y12] * ( [.B12] / [.AB12] ) ) ) ^ 4.256 )" office:value-type="float" office:value="0.956852096582381">
            <text:p>0,9568520966</text:p>
          </table:table-cell>
          <table:table-cell table:formula="of:=( [.J12] * [.I12] ) / [.C12]" office:value-type="float" office:value="0.912390268492897">
            <text:p>0,9123902685</text:p>
          </table:table-cell>
          <table:table-cell table:formula="of:=[.Z12] * ( ( 1+ ( [.Y12] * ( [.B12] / [.AB12] ) ) ) ^ 5.256 )" office:value-type="float" office:value="74681.9966040375">
            <text:p>74681,9966040375</text:p>
          </table:table-cell>
          <table:table-cell table:number-columns-repeated="2"/>
          <table:table-cell table:style-name="ce18" table:formula="of:=SQRT( ( [.Q12] * 2 ) / [.K12] )" office:value-type="float" office:value="47.6877310719615">
            <text:p>47,687731072</text:p>
          </table:table-cell>
          <table:table-cell table:style-name="ce23"/>
          <table:table-cell table:style-name="ce23" table:formula="of:= ( ( [.D12] ) ^2 ) * ( [.AA12] / 2 )" office:value-type="float" office:value="1037.442339458">
            <text:p>1037,442339458</text:p>
          </table:table-cell>
          <table:table-cell table:style-name="ce26" table:number-columns-repeated="3"/>
          <table:table-cell table:style-name="ce29"/>
          <table:table-cell table:style-name="ce32"/>
          <table:table-cell/>
          <table:table-cell table:formula="of:=[.C9]" office:value-type="float" office:value="4214.702752">
            <text:p>4214,702752</text:p>
          </table:table-cell>
          <table:table-cell table:formula="of:=[.J1]" office:value-type="float" office:value="-0.0065">
            <text:p>-0,0065</text:p>
          </table:table-cell>
          <table:table-cell table:formula="of:=[.J3]" office:value-type="float" office:value="101325">
            <text:p>101325</text:p>
          </table:table-cell>
          <table:table-cell table:formula="of:=[.J5]" office:value-type="float" office:value="1.225">
            <text:p>1,225</text:p>
          </table:table-cell>
          <table:table-cell table:formula="of:=[.J7]" office:value-type="float" office:value="288.15">
            <text:p>288,15</text:p>
          </table:table-cell>
          <table:table-cell table:formula="of:=[.J9]" office:value-type="float" office:value="1.235">
            <text:p>1,235</text:p>
          </table:table-cell>
          <table:table-cell table:formula="of:=[.O1]" office:value-type="float" office:value="9.81">
            <text:p>9,81</text:p>
          </table:table-cell>
          <table:table-cell table:formula="of:=[.O3]" office:value-type="float" office:value="293.15">
            <text:p>293,15</text:p>
          </table:table-cell>
          <table:table-cell table:formula="of:=[.O5]" office:value-type="float" office:value="100600">
            <text:p>100600</text:p>
          </table:table-cell>
          <table:table-cell table:formula="of:=[.O7]" office:value-type="float" office:value="29">
            <text:p>29</text:p>
          </table:table-cell>
        </table:table-row>
        <table:table-row table:style-name="ro1">
          <table:table-cell table:style-name="ce35" office:value-type="float" office:value="14.5">
            <text:p>14,5</text:p>
          </table:table-cell>
          <table:table-cell table:style-name="ce37" office:value-type="float" office:value="1450">
            <text:p>1450</text:p>
          </table:table-cell>
          <table:table-cell table:formula="of:=[.A13]+273.15" office:value-type="float" office:value="287.65">
            <text:p>287,65</text:p>
          </table:table-cell>
          <table:table-cell table:style-name="ce5" office:value-type="float" office:value="41.1556">
            <text:p>41,1556</text:p>
          </table:table-cell>
          <table:table-cell table:style-name="ce5" office:value-type="float" office:value="90">
            <text:p>90</text:p>
          </table:table-cell>
          <table:table-cell table:style-name="ce8" table:formula="of:=[.E13]*0.453592" office:value-type="float" office:value="40.82328">
            <text:p>40,82328</text:p>
          </table:table-cell>
          <table:table-cell table:formula="of:=[.X13]-[.F13]" office:value-type="float" office:value="4173.879472">
            <text:p>4173,879472</text:p>
          </table:table-cell>
          <table:table-cell table:style-name="ce7" office:value-type="float" office:value="98">
            <text:p>98</text:p>
          </table:table-cell>
          <table:table-cell table:formula="of:=[.AB13]+([.B13]*[.Y13])" office:value-type="float" office:value="278.725">
            <text:p>278,725</text:p>
          </table:table-cell>
          <table:table-cell table:formula="of:=[.AA13] * ( ( 1 + ( [.Y13] * ( [.B13] / [.AB13] ) ) ) ^ 4.256 )" office:value-type="float" office:value="1.06332973435298">
            <text:p>1,0633297344</text:p>
          </table:table-cell>
          <table:table-cell table:formula="of:=( [.J13] * [.I13] ) / [.C13]" office:value-type="float" office:value="1.03033749420315">
            <text:p>1,0303374942</text:p>
          </table:table-cell>
          <table:table-cell table:formula="of:=[.Z13] * ( ( 1+ ( [.Y13] * ( [.B13] / [.AB13] ) ) ) ^ 5.256 )" office:value-type="float" office:value="85075.7492080824">
            <text:p>85075,7492080824</text:p>
          </table:table-cell>
          <table:table-cell table:formula="of:=[.B13]-[.B12]" office:value-type="float" office:value="-1050">
            <text:p>-1050</text:p>
          </table:table-cell>
          <table:table-cell table:formula="of:= [.G13] * [.AD13] * COS( [.U13] )" office:value-type="float" office:value="39662.7083908317">
            <text:p>39662,7083908317</text:p>
          </table:table-cell>
          <table:table-cell table:style-name="ce18" table:formula="of:=SQRT( ( [.Q13] * 2 ) / [.K13] )" office:value-type="float" office:value="44.8752860393499">
            <text:p>44,8752860394</text:p>
          </table:table-cell>
          <table:table-cell table:style-name="ce23" table:formula="of:= ( [.M13] / [.H13] ) * ( ( ( [.C12] + [.C13] ) / 2 ) / ( ( [.I12] + [.I13] ) / 2 ) )" office:value-type="float" office:value="-11.1457759040052">
            <text:p>-11,145775904</text:p>
          </table:table-cell>
          <table:table-cell table:style-name="ce23" table:formula="of:= ( ( [.D13] ) ^2 ) * ( [.AA13] / 2 )" office:value-type="float" office:value="1037.442339458">
            <text:p>1037,442339458</text:p>
          </table:table-cell>
          <table:table-cell table:style-name="ce39" table:formula="of:= - ( [.G13] * [.AD13] * SIN( [.U13] ) )" office:value-type="float" office:value="-10169.7900767834">
            <text:p>-10169,7900767834</text:p>
          </table:table-cell>
          <table:table-cell table:style-name="ce26" table:formula="of:= - ( ( 2 * [.R13] ) / ( ( ( [.O13] ) ^ 2 ) * [.AG13] * [.K13] ) )" office:value-type="float" office:value="0.338025934650034">
            <text:p>0,3380259347</text:p>
          </table:table-cell>
          <table:table-cell table:style-name="ce26" table:formula="of:= ( ( 2 * [.N13] ) / ( ( ( [.O13] ) ^ 2 ) * [.AG13] * [.K13] ) )" office:value-type="float" office:value="1.31831866472539">
            <text:p>1,3183186647</text:p>
          </table:table-cell>
          <table:table-cell table:style-name="ce29" table:formula="of:=ASIN( - ( [.P13] / [.O13] ) )" office:value-type="float" office:value="0.250999489327542">
            <text:p>0,2509994893</text:p>
          </table:table-cell>
          <table:table-cell table:style-name="ce32" table:formula="of:=[.U13] * ( 180 / 3.14159265359 )" office:value-type="float" office:value="14.3812113984061">
            <text:p>14,3812113984</text:p>
          </table:table-cell>
          <table:table-cell/>
          <table:table-cell table:formula="of:=[.X12]" office:value-type="float" office:value="4214.702752">
            <text:p>4214,702752</text:p>
          </table:table-cell>
          <table:table-cell table:formula="of:=[.Y12]" office:value-type="float" office:value="-0.0065">
            <text:p>-0,0065</text:p>
          </table:table-cell>
          <table:table-cell table:formula="of:=[.Z12]" office:value-type="float" office:value="101325">
            <text:p>101325</text:p>
          </table:table-cell>
          <table:table-cell table:formula="of:=[.AA12]" office:value-type="float" office:value="1.225">
            <text:p>1,225</text:p>
          </table:table-cell>
          <table:table-cell table:formula="of:=[.AB12]" office:value-type="float" office:value="288.15">
            <text:p>288,15</text:p>
          </table:table-cell>
          <table:table-cell table:formula="of:=[.AC12]" office:value-type="float" office:value="1.235">
            <text:p>1,235</text:p>
          </table:table-cell>
          <table:table-cell table:formula="of:=[.AD12]" office:value-type="float" office:value="9.81">
            <text:p>9,81</text:p>
          </table:table-cell>
          <table:table-cell table:formula="of:=[.AE12]" office:value-type="float" office:value="293.15">
            <text:p>293,15</text:p>
          </table:table-cell>
          <table:table-cell table:formula="of:=[.AF12]" office:value-type="float" office:value="100600">
            <text:p>100600</text:p>
          </table:table-cell>
          <table:table-cell table:formula="of:=[.AG12]" office:value-type="float" office:value="29">
            <text:p>29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8"/>
          <table:table-cell table:style-name="ce18"/>
          <table:table-cell table:style-name="ce23" table:number-columns-repeated="2"/>
          <table:table-cell table:style-name="ce39"/>
          <table:table-cell table:style-name="ce26" table:number-columns-repeated="2"/>
          <table:table-cell table:style-name="ce29"/>
          <table:table-cell table:style-name="ce32"/>
          <table:table-cell/>
          <table:table-cell table:formula="of:=[.X13]" office:value-type="float" office:value="4214.702752">
            <text:p>4214,702752</text:p>
          </table:table-cell>
          <table:table-cell table:formula="of:=[.Y13]" office:value-type="float" office:value="-0.0065">
            <text:p>-0,0065</text:p>
          </table:table-cell>
          <table:table-cell table:formula="of:=[.Z13]" office:value-type="float" office:value="101325">
            <text:p>101325</text:p>
          </table:table-cell>
          <table:table-cell table:formula="of:=[.AA13]" office:value-type="float" office:value="1.225">
            <text:p>1,225</text:p>
          </table:table-cell>
          <table:table-cell table:formula="of:=[.AB13]" office:value-type="float" office:value="288.15">
            <text:p>288,15</text:p>
          </table:table-cell>
          <table:table-cell table:formula="of:=[.AC13]" office:value-type="float" office:value="1.235">
            <text:p>1,235</text:p>
          </table:table-cell>
          <table:table-cell table:formula="of:=[.AD13]" office:value-type="float" office:value="9.81">
            <text:p>9,81</text:p>
          </table:table-cell>
          <table:table-cell table:formula="of:=[.AE13]" office:value-type="float" office:value="293.15">
            <text:p>293,15</text:p>
          </table:table-cell>
          <table:table-cell table:formula="of:=[.AF13]" office:value-type="float" office:value="100600">
            <text:p>100600</text:p>
          </table:table-cell>
          <table:table-cell table:formula="of:=[.AG13]" office:value-type="float" office:value="29">
            <text:p>29</text:p>
          </table:table-cell>
        </table:table-row>
        <table:table-row table:style-name="ro1">
          <table:table-cell table:style-name="ce34" office:value-type="float" office:value="12">
            <text:p>12</text:p>
          </table:table-cell>
          <table:table-cell table:style-name="ce36" office:value-type="float" office:value="2500">
            <text:p>2500</text:p>
          </table:table-cell>
          <table:table-cell table:formula="of:=[.A15]+273.15" office:value-type="float" office:value="285.15">
            <text:p>285,15</text:p>
          </table:table-cell>
          <table:table-cell table:style-name="ce3" office:value-type="float" office:value="51.444">
            <text:p>51,444</text:p>
          </table:table-cell>
          <table:table-cell table:style-name="ce3" office:value-type="float" office:value="107">
            <text:p>107</text:p>
          </table:table-cell>
          <table:table-cell table:style-name="ce8" table:formula="of:=[.E15]*0.453592" office:value-type="float" office:value="48.534344">
            <text:p>48,534344</text:p>
          </table:table-cell>
          <table:table-cell table:formula="of:=[.X15]-[.F15]" office:value-type="float" office:value="4166.168408">
            <text:p>4166,168408</text:p>
          </table:table-cell>
          <table:table-cell office:value-type="float" office:value="0">
            <text:p>0</text:p>
          </table:table-cell>
          <table:table-cell table:formula="of:=[.AB15]+([.B15]*[.Y15])" office:value-type="float" office:value="271.9">
            <text:p>271,9</text:p>
          </table:table-cell>
          <table:table-cell table:formula="of:=[.AA15] * ( ( 1 + ( [.Y15] * ( [.B15] / [.AB15] ) ) ) ^ 4.256 )" office:value-type="float" office:value="0.956852096582381">
            <text:p>0,9568520966</text:p>
          </table:table-cell>
          <table:table-cell table:formula="of:=( [.J15] * [.I15] ) / [.C15]" office:value-type="float" office:value="0.912390268492897">
            <text:p>0,9123902685</text:p>
          </table:table-cell>
          <table:table-cell table:formula="of:=[.Z15] * ( ( 1+ ( [.Y15] * ( [.B15] / [.AB15] ) ) ) ^ 5.256 )" office:value-type="float" office:value="74681.9966040375">
            <text:p>74681,9966040375</text:p>
          </table:table-cell>
          <table:table-cell table:number-columns-repeated="2"/>
          <table:table-cell table:style-name="ce18" table:formula="of:=SQRT( ( [.Q15] * 2 ) / [.K15] )" office:value-type="float" office:value="59.6090844809937">
            <text:p>59,609084481</text:p>
          </table:table-cell>
          <table:table-cell table:style-name="ce23"/>
          <table:table-cell table:style-name="ce23" table:formula="of:= ( ( [.D15] ) ^2 ) * ( [.AA15] / 2 )" office:value-type="float" office:value="1620.9721458">
            <text:p>1620,9721458</text:p>
          </table:table-cell>
          <table:table-cell table:style-name="ce39"/>
          <table:table-cell table:style-name="ce26" table:number-columns-repeated="2"/>
          <table:table-cell table:style-name="ce29"/>
          <table:table-cell table:style-name="ce32"/>
          <table:table-cell/>
          <table:table-cell table:formula="of:=[.X14]" office:value-type="float" office:value="4214.702752">
            <text:p>4214,702752</text:p>
          </table:table-cell>
          <table:table-cell table:formula="of:=[.Y14]" office:value-type="float" office:value="-0.0065">
            <text:p>-0,0065</text:p>
          </table:table-cell>
          <table:table-cell table:formula="of:=[.Z14]" office:value-type="float" office:value="101325">
            <text:p>101325</text:p>
          </table:table-cell>
          <table:table-cell table:formula="of:=[.AA14]" office:value-type="float" office:value="1.225">
            <text:p>1,225</text:p>
          </table:table-cell>
          <table:table-cell table:formula="of:=[.AB14]" office:value-type="float" office:value="288.15">
            <text:p>288,15</text:p>
          </table:table-cell>
          <table:table-cell table:formula="of:=[.AC14]" office:value-type="float" office:value="1.235">
            <text:p>1,235</text:p>
          </table:table-cell>
          <table:table-cell table:formula="of:=[.AD14]" office:value-type="float" office:value="9.81">
            <text:p>9,81</text:p>
          </table:table-cell>
          <table:table-cell table:formula="of:=[.AE14]" office:value-type="float" office:value="293.15">
            <text:p>293,15</text:p>
          </table:table-cell>
          <table:table-cell table:formula="of:=[.AF14]" office:value-type="float" office:value="100600">
            <text:p>100600</text:p>
          </table:table-cell>
          <table:table-cell table:formula="of:=[.AG14]" office:value-type="float" office:value="29">
            <text:p>29</text:p>
          </table:table-cell>
        </table:table-row>
        <table:table-row table:style-name="ro1">
          <table:table-cell table:style-name="ce35" office:value-type="float" office:value="15">
            <text:p>15</text:p>
          </table:table-cell>
          <table:table-cell table:style-name="ce37" office:value-type="float" office:value="1500">
            <text:p>1500</text:p>
          </table:table-cell>
          <table:table-cell table:formula="of:=[.A16]+273.15" office:value-type="float" office:value="288.15">
            <text:p>288,15</text:p>
          </table:table-cell>
          <table:table-cell table:style-name="ce5" office:value-type="float" office:value="51.444">
            <text:p>51,444</text:p>
          </table:table-cell>
          <table:table-cell table:style-name="ce5" office:value-type="float" office:value="113">
            <text:p>113</text:p>
          </table:table-cell>
          <table:table-cell table:style-name="ce8" table:formula="of:=[.E16]*0.453592" office:value-type="float" office:value="51.255896">
            <text:p>51,255896</text:p>
          </table:table-cell>
          <table:table-cell table:formula="of:=[.X16]-[.F16]" office:value-type="float" office:value="4163.446856">
            <text:p>4163,446856</text:p>
          </table:table-cell>
          <table:table-cell table:style-name="ce7" office:value-type="float" office:value="68">
            <text:p>68</text:p>
          </table:table-cell>
          <table:table-cell table:formula="of:=[.AB16]+([.B16]*[.Y16])" office:value-type="float" office:value="278.4">
            <text:p>278,4</text:p>
          </table:table-cell>
          <table:table-cell table:formula="of:=[.AA16] * ( ( 1 + ( [.Y16] * ( [.B16] / [.AB16] ) ) ) ^ 4.256 )" office:value-type="float" office:value="1.0580628650735">
            <text:p>1,0580628651</text:p>
          </table:table-cell>
          <table:table-cell table:formula="of:=( [.J16] * [.I16] ) / [.C16]" office:value-type="float" office:value="1.02226167494868">
            <text:p>1,0222616749</text:p>
          </table:table-cell>
          <table:table-cell table:formula="of:=[.Z16] * ( ( 1+ ( [.Y16] * ( [.B16] / [.AB16] ) ) ) ^ 5.256 )" office:value-type="float" office:value="84555.6442564696">
            <text:p>84555,6442564696</text:p>
          </table:table-cell>
          <table:table-cell table:formula="of:=[.B16]-[.B15]" office:value-type="float" office:value="-1000">
            <text:p>-1000</text:p>
          </table:table-cell>
          <table:table-cell table:formula="of:= [.G16] * [.AD16] * COS( [.U16] )" office:value-type="float" office:value="39302.9053342752">
            <text:p>39302,9053342752</text:p>
          </table:table-cell>
          <table:table-cell table:style-name="ce18" table:formula="of:=SQRT( ( [.Q16] * 2 ) / [.K16] )" office:value-type="float" office:value="56.3146947389655">
            <text:p>56,314694739</text:p>
          </table:table-cell>
          <table:table-cell table:style-name="ce23" table:formula="of:= ( [.M16] / [.H16] ) * ( ( ( [.C15] + [.C16] ) / 2 ) / ( ( [.I15] + [.I16] ) / 2 ) )" office:value-type="float" office:value="-15.3205203578797">
            <text:p>-15,3205203579</text:p>
          </table:table-cell>
          <table:table-cell table:style-name="ce23" table:formula="of:= ( ( [.D16] ) ^2 ) * ( [.AA16] / 2 )" office:value-type="float" office:value="1620.9721458">
            <text:p>1620,9721458</text:p>
          </table:table-cell>
          <table:table-cell table:style-name="ce39" table:formula="of:= - ( [.G16] * [.AD16] * SIN( [.U16] ) )" office:value-type="float" office:value="-11111.528763911">
            <text:p>-11111,528763911</text:p>
          </table:table-cell>
          <table:table-cell table:style-name="ce26" table:formula="of:= - ( ( 2 * [.R16] ) / ( ( ( [.O16] ) ^ 2 ) * [.AG16] * [.K16] ) )" office:value-type="float" office:value="0.23637430492903">
            <text:p>0,2363743049</text:p>
          </table:table-cell>
          <table:table-cell table:style-name="ce26" table:formula="of:= ( ( 2 * [.N16] ) / ( ( ( [.O16] ) ^ 2 ) * [.AG16] * [.K16] ) )" office:value-type="float" office:value="0.836086296266836">
            <text:p>0,8360862963</text:p>
          </table:table-cell>
          <table:table-cell table:style-name="ce29" table:formula="of:=ASIN( - ( [.P16] / [.O16] ) )" office:value-type="float" office:value="0.275524728680215">
            <text:p>0,2755247287</text:p>
          </table:table-cell>
          <table:table-cell table:style-name="ce32" table:formula="of:=[.U16] * ( 180 / 3.14159265359 )" office:value-type="float" office:value="15.7864041048624">
            <text:p>15,7864041049</text:p>
          </table:table-cell>
          <table:table-cell/>
          <table:table-cell table:formula="of:=[.X15]" office:value-type="float" office:value="4214.702752">
            <text:p>4214,702752</text:p>
          </table:table-cell>
          <table:table-cell table:formula="of:=[.Y15]" office:value-type="float" office:value="-0.0065">
            <text:p>-0,0065</text:p>
          </table:table-cell>
          <table:table-cell table:formula="of:=[.Z15]" office:value-type="float" office:value="101325">
            <text:p>101325</text:p>
          </table:table-cell>
          <table:table-cell table:formula="of:=[.AA15]" office:value-type="float" office:value="1.225">
            <text:p>1,225</text:p>
          </table:table-cell>
          <table:table-cell table:formula="of:=[.AB15]" office:value-type="float" office:value="288.15">
            <text:p>288,15</text:p>
          </table:table-cell>
          <table:table-cell table:formula="of:=[.AC15]" office:value-type="float" office:value="1.235">
            <text:p>1,235</text:p>
          </table:table-cell>
          <table:table-cell table:formula="of:=[.AD15]" office:value-type="float" office:value="9.81">
            <text:p>9,81</text:p>
          </table:table-cell>
          <table:table-cell table:formula="of:=[.AE15]" office:value-type="float" office:value="293.15">
            <text:p>293,15</text:p>
          </table:table-cell>
          <table:table-cell table:formula="of:=[.AF15]" office:value-type="float" office:value="100600">
            <text:p>100600</text:p>
          </table:table-cell>
          <table:table-cell table:formula="of:=[.AG15]" office:value-type="float" office:value="29">
            <text:p>29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8"/>
          <table:table-cell table:style-name="ce18"/>
          <table:table-cell table:style-name="ce23" table:number-columns-repeated="2"/>
          <table:table-cell table:style-name="ce39"/>
          <table:table-cell table:style-name="ce26" table:number-columns-repeated="2"/>
          <table:table-cell table:style-name="ce29"/>
          <table:table-cell table:style-name="ce32"/>
          <table:table-cell/>
          <table:table-cell table:formula="of:=[.X16]" office:value-type="float" office:value="4214.702752">
            <text:p>4214,702752</text:p>
          </table:table-cell>
          <table:table-cell table:formula="of:=[.Y16]" office:value-type="float" office:value="-0.0065">
            <text:p>-0,0065</text:p>
          </table:table-cell>
          <table:table-cell table:formula="of:=[.Z16]" office:value-type="float" office:value="101325">
            <text:p>101325</text:p>
          </table:table-cell>
          <table:table-cell table:formula="of:=[.AA16]" office:value-type="float" office:value="1.225">
            <text:p>1,225</text:p>
          </table:table-cell>
          <table:table-cell table:formula="of:=[.AB16]" office:value-type="float" office:value="288.15">
            <text:p>288,15</text:p>
          </table:table-cell>
          <table:table-cell table:formula="of:=[.AC16]" office:value-type="float" office:value="1.235">
            <text:p>1,235</text:p>
          </table:table-cell>
          <table:table-cell table:formula="of:=[.AD16]" office:value-type="float" office:value="9.81">
            <text:p>9,81</text:p>
          </table:table-cell>
          <table:table-cell table:formula="of:=[.AE16]" office:value-type="float" office:value="293.15">
            <text:p>293,15</text:p>
          </table:table-cell>
          <table:table-cell table:formula="of:=[.AF16]" office:value-type="float" office:value="100600">
            <text:p>100600</text:p>
          </table:table-cell>
          <table:table-cell table:formula="of:=[.AG16]" office:value-type="float" office:value="29">
            <text:p>29</text:p>
          </table:table-cell>
        </table:table-row>
        <table:table-row table:style-name="ro1">
          <table:table-cell table:style-name="ce34" office:value-type="float" office:value="13">
            <text:p>13</text:p>
          </table:table-cell>
          <table:table-cell table:style-name="ce36" office:value-type="float" office:value="2500">
            <text:p>2500</text:p>
          </table:table-cell>
          <table:table-cell table:formula="of:=[.A18]+273.15" office:value-type="float" office:value="286.15">
            <text:p>286,15</text:p>
          </table:table-cell>
          <table:table-cell table:style-name="ce3" office:value-type="float" office:value="61.7333">
            <text:p>61,7333</text:p>
          </table:table-cell>
          <table:table-cell table:style-name="ce3" office:value-type="float" office:value="130">
            <text:p>130</text:p>
          </table:table-cell>
          <table:table-cell table:style-name="ce8" table:formula="of:=[.E18]*0.453592" office:value-type="float" office:value="58.96696">
            <text:p>58,96696</text:p>
          </table:table-cell>
          <table:table-cell table:formula="of:=[.X18]-[.F18]" office:value-type="float" office:value="4155.735792">
            <text:p>4155,735792</text:p>
          </table:table-cell>
          <table:table-cell office:value-type="float" office:value="0">
            <text:p>0</text:p>
          </table:table-cell>
          <table:table-cell table:formula="of:=[.AB18]+([.B18]*[.Y18])" office:value-type="float" office:value="271.9">
            <text:p>271,9</text:p>
          </table:table-cell>
          <table:table-cell table:formula="of:=[.AA18] * ( ( 1 + ( [.Y18] * ( [.B18] / [.AB18] ) ) ) ^ 4.256 )" office:value-type="float" office:value="0.956852096582381">
            <text:p>0,9568520966</text:p>
          </table:table-cell>
          <table:table-cell table:formula="of:=( [.J18] * [.I18] ) / [.C18]" office:value-type="float" office:value="0.909201765020966">
            <text:p>0,909201765</text:p>
          </table:table-cell>
          <table:table-cell table:formula="of:=[.Z18] * ( ( 1+ ( [.Y18] * ( [.B18] / [.AB18] ) ) ) ^ 5.256 )" office:value-type="float" office:value="74681.9966040375">
            <text:p>74681,9966040375</text:p>
          </table:table-cell>
          <table:table-cell table:number-columns-repeated="2"/>
          <table:table-cell table:style-name="ce18" table:formula="of:=SQRT( ( [.Q18] * 2 ) / [.K18] )" office:value-type="float" office:value="71.6567987732479">
            <text:p>71,6567987732</text:p>
          </table:table-cell>
          <table:table-cell table:style-name="ce23"/>
          <table:table-cell table:style-name="ce23" table:formula="of:= ( ( [.D18] ) ^2 ) * ( [.AA18] / 2 )" office:value-type="float" office:value="2334.23770144512">
            <text:p>2334,2377014451</text:p>
          </table:table-cell>
          <table:table-cell table:style-name="ce39"/>
          <table:table-cell table:style-name="ce26" table:number-columns-repeated="2"/>
          <table:table-cell table:style-name="ce29"/>
          <table:table-cell table:style-name="ce32"/>
          <table:table-cell/>
          <table:table-cell table:formula="of:=[.X17]" office:value-type="float" office:value="4214.702752">
            <text:p>4214,702752</text:p>
          </table:table-cell>
          <table:table-cell table:formula="of:=[.Y17]" office:value-type="float" office:value="-0.0065">
            <text:p>-0,0065</text:p>
          </table:table-cell>
          <table:table-cell table:formula="of:=[.Z17]" office:value-type="float" office:value="101325">
            <text:p>101325</text:p>
          </table:table-cell>
          <table:table-cell table:formula="of:=[.AA17]" office:value-type="float" office:value="1.225">
            <text:p>1,225</text:p>
          </table:table-cell>
          <table:table-cell table:formula="of:=[.AB17]" office:value-type="float" office:value="288.15">
            <text:p>288,15</text:p>
          </table:table-cell>
          <table:table-cell table:formula="of:=[.AC17]" office:value-type="float" office:value="1.235">
            <text:p>1,235</text:p>
          </table:table-cell>
          <table:table-cell table:formula="of:=[.AD17]" office:value-type="float" office:value="9.81">
            <text:p>9,81</text:p>
          </table:table-cell>
          <table:table-cell table:formula="of:=[.AE17]" office:value-type="float" office:value="293.15">
            <text:p>293,15</text:p>
          </table:table-cell>
          <table:table-cell table:formula="of:=[.AF17]" office:value-type="float" office:value="100600">
            <text:p>100600</text:p>
          </table:table-cell>
          <table:table-cell table:formula="of:=[.AG17]" office:value-type="float" office:value="29">
            <text:p>29</text:p>
          </table:table-cell>
        </table:table-row>
        <table:table-row table:style-name="ro1">
          <table:table-cell table:style-name="ce35" office:value-type="float" office:value="16">
            <text:p>16</text:p>
          </table:table-cell>
          <table:table-cell table:style-name="ce37" office:value-type="float" office:value="1500">
            <text:p>1500</text:p>
          </table:table-cell>
          <table:table-cell table:formula="of:=[.A19]+273.15" office:value-type="float" office:value="289.15">
            <text:p>289,15</text:p>
          </table:table-cell>
          <table:table-cell table:style-name="ce4" office:value-type="float" office:value="61.7333">
            <text:p>61,7333</text:p>
          </table:table-cell>
          <table:table-cell table:style-name="ce4" office:value-type="float" office:value="134">
            <text:p>134</text:p>
          </table:table-cell>
          <table:table-cell table:style-name="ce8" table:formula="of:=[.E19]*0.453592" office:value-type="float" office:value="60.781328">
            <text:p>60,781328</text:p>
          </table:table-cell>
          <table:table-cell table:formula="of:=[.X19]-[.F19]" office:value-type="float" office:value="4153.921424">
            <text:p>4153,921424</text:p>
          </table:table-cell>
          <table:table-cell table:style-name="ce7" office:value-type="float" office:value="48">
            <text:p>48</text:p>
          </table:table-cell>
          <table:table-cell table:formula="of:=[.AB19]+([.B19]*[.Y19])" office:value-type="float" office:value="278.4">
            <text:p>278,4</text:p>
          </table:table-cell>
          <table:table-cell table:formula="of:=[.AA19] * ( ( 1 + ( [.Y19] * ( [.B19] / [.AB19] ) ) ) ^ 4.256 )" office:value-type="float" office:value="1.0580628650735">
            <text:p>1,0580628651</text:p>
          </table:table-cell>
          <table:table-cell table:formula="of:=( [.J19] * [.I19] ) / [.C19]" office:value-type="float" office:value="1.01872627230318">
            <text:p>1,0187262723</text:p>
          </table:table-cell>
          <table:table-cell table:formula="of:=[.Z19] * ( ( 1+ ( [.Y19] * ( [.B19] / [.AB19] ) ) ) ^ 5.256 )" office:value-type="float" office:value="84555.6442564696">
            <text:p>84555,6442564696</text:p>
          </table:table-cell>
          <table:table-cell table:formula="of:=[.B19]-[.B18]" office:value-type="float" office:value="-1000">
            <text:p>-1000</text:p>
          </table:table-cell>
          <table:table-cell table:formula="of:= [.G19] * [.AD19] * COS( [.U19] )" office:value-type="float" office:value="38583.319010464">
            <text:p>38583,319010464</text:p>
          </table:table-cell>
          <table:table-cell table:style-name="ce18" table:formula="of:=SQRT( ( [.Q19] * 2 ) / [.K19] )" office:value-type="float" office:value="67.6953416225163">
            <text:p>67,6953416225</text:p>
          </table:table-cell>
          <table:table-cell table:style-name="ce23" table:formula="of:= ( [.M19] / [.H19] ) * ( ( ( [.C18] + [.C19] ) / 2 ) / ( ( [.I18] + [.I19] ) / 2 ) )" office:value-type="float" office:value="-21.7797867829669">
            <text:p>-21,779786783</text:p>
          </table:table-cell>
          <table:table-cell table:style-name="ce23" table:formula="of:= ( ( [.D19] ) ^2 ) * ( [.AA19] / 2 )" office:value-type="float" office:value="2334.23770144512">
            <text:p>2334,2377014451</text:p>
          </table:table-cell>
          <table:table-cell table:style-name="ce39" table:formula="of:= - ( [.G19] * [.AD19] * SIN( [.U19] ) )" office:value-type="float" office:value="-13110.586617199">
            <text:p>-13110,586617199</text:p>
          </table:table-cell>
          <table:table-cell table:style-name="ce26" table:formula="of:= - ( ( 2 * [.R19] ) / ( ( ( [.O19] ) ^ 2 ) * [.AG19] * [.K19] ) )" office:value-type="float" office:value="0.193677444853465">
            <text:p>0,1936774449</text:p>
          </table:table-cell>
          <table:table-cell table:style-name="ce26" table:formula="of:= ( ( 2 * [.N19] ) / ( ( ( [.O19] ) ^ 2 ) * [.AG19] * [.K19] ) )" office:value-type="float" office:value="0.569975917790725">
            <text:p>0,5699759178</text:p>
          </table:table-cell>
          <table:table-cell table:style-name="ce29" table:formula="of:=ASIN( - ( [.P19] / [.O19] ) )" office:value-type="float" office:value="0.327558635008479">
            <text:p>0,327558635</text:p>
          </table:table-cell>
          <table:table-cell table:style-name="ce32" table:formula="of:=[.U19] * ( 180 / 3.14159265359 )" office:value-type="float" office:value="18.7677273290508">
            <text:p>18,7677273291</text:p>
          </table:table-cell>
          <table:table-cell/>
          <table:table-cell table:formula="of:=[.X18]" office:value-type="float" office:value="4214.702752">
            <text:p>4214,702752</text:p>
          </table:table-cell>
          <table:table-cell table:formula="of:=[.Y18]" office:value-type="float" office:value="-0.0065">
            <text:p>-0,0065</text:p>
          </table:table-cell>
          <table:table-cell table:formula="of:=[.Z18]" office:value-type="float" office:value="101325">
            <text:p>101325</text:p>
          </table:table-cell>
          <table:table-cell table:formula="of:=[.AA18]" office:value-type="float" office:value="1.225">
            <text:p>1,225</text:p>
          </table:table-cell>
          <table:table-cell table:formula="of:=[.AB18]" office:value-type="float" office:value="288.15">
            <text:p>288,15</text:p>
          </table:table-cell>
          <table:table-cell table:formula="of:=[.AC18]" office:value-type="float" office:value="1.235">
            <text:p>1,235</text:p>
          </table:table-cell>
          <table:table-cell table:formula="of:=[.AD18]" office:value-type="float" office:value="9.81">
            <text:p>9,81</text:p>
          </table:table-cell>
          <table:table-cell table:formula="of:=[.AE18]" office:value-type="float" office:value="293.15">
            <text:p>293,15</text:p>
          </table:table-cell>
          <table:table-cell table:formula="of:=[.AF18]" office:value-type="float" office:value="100600">
            <text:p>100600</text:p>
          </table:table-cell>
          <table:table-cell table:formula="of:=[.AG18]" office:value-type="float" office:value="29">
            <text:p>29</text:p>
          </table:table-cell>
        </table:table-row>
        <table:table-row table:style-name="ro1">
          <table:table-cell table:number-columns-repeated="3"/>
          <table:table-cell table:style-name="ce38" table:number-columns-repeated="2"/>
          <table:table-cell table:style-name="ce8"/>
          <table:table-cell table:number-columns-repeated="8"/>
          <table:table-cell table:style-name="ce18"/>
          <table:table-cell table:style-name="ce23" table:number-columns-repeated="2"/>
          <table:table-cell table:style-name="ce39"/>
          <table:table-cell table:style-name="ce26" table:number-columns-repeated="2"/>
          <table:table-cell table:style-name="ce29"/>
          <table:table-cell table:style-name="ce32"/>
          <table:table-cell/>
          <table:table-cell table:formula="of:=[.X19]" office:value-type="float" office:value="4214.702752">
            <text:p>4214,702752</text:p>
          </table:table-cell>
          <table:table-cell table:formula="of:=[.Y19]" office:value-type="float" office:value="-0.0065">
            <text:p>-0,0065</text:p>
          </table:table-cell>
          <table:table-cell table:formula="of:=[.Z19]" office:value-type="float" office:value="101325">
            <text:p>101325</text:p>
          </table:table-cell>
          <table:table-cell table:formula="of:=[.AA19]" office:value-type="float" office:value="1.225">
            <text:p>1,225</text:p>
          </table:table-cell>
          <table:table-cell table:formula="of:=[.AB19]" office:value-type="float" office:value="288.15">
            <text:p>288,15</text:p>
          </table:table-cell>
          <table:table-cell table:formula="of:=[.AC19]" office:value-type="float" office:value="1.235">
            <text:p>1,235</text:p>
          </table:table-cell>
          <table:table-cell table:formula="of:=[.AD19]" office:value-type="float" office:value="9.81">
            <text:p>9,81</text:p>
          </table:table-cell>
          <table:table-cell table:formula="of:=[.AE19]" office:value-type="float" office:value="293.15">
            <text:p>293,15</text:p>
          </table:table-cell>
          <table:table-cell table:formula="of:=[.AF19]" office:value-type="float" office:value="100600">
            <text:p>100600</text:p>
          </table:table-cell>
          <table:table-cell table:formula="of:=[.AG19]" office:value-type="float" office:value="29">
            <text:p>29</text:p>
          </table:table-cell>
        </table:table-row>
        <table:table-row table:style-name="ro1">
          <table:table-cell table:style-name="ce34" office:value-type="float" office:value="13">
            <text:p>13</text:p>
          </table:table-cell>
          <table:table-cell table:style-name="ce36" office:value-type="float" office:value="2400">
            <text:p>2400</text:p>
          </table:table-cell>
          <table:table-cell table:formula="of:=[.A21]+273.15" office:value-type="float" office:value="286.15">
            <text:p>286,15</text:p>
          </table:table-cell>
          <table:table-cell table:style-name="ce4" office:value-type="float" office:value="69.45">
            <text:p>69,45</text:p>
          </table:table-cell>
          <table:table-cell table:style-name="ce4" office:value-type="float" office:value="148">
            <text:p>148</text:p>
          </table:table-cell>
          <table:table-cell table:style-name="ce8" table:formula="of:=[.E21]*0.453592" office:value-type="float" office:value="67.131616">
            <text:p>67,131616</text:p>
          </table:table-cell>
          <table:table-cell table:formula="of:=[.X21]-[.F21]" office:value-type="float" office:value="4147.571136">
            <text:p>4147,571136</text:p>
          </table:table-cell>
          <table:table-cell office:value-type="float" office:value="0">
            <text:p>0</text:p>
          </table:table-cell>
          <table:table-cell table:formula="of:=[.AB21]+([.B21]*[.Y21])" office:value-type="float" office:value="272.55">
            <text:p>272,55</text:p>
          </table:table-cell>
          <table:table-cell table:formula="of:=[.AA21] * ( ( 1 + ( [.Y21] * ( [.B21] / [.AB21] ) ) ) ^ 4.256 )" office:value-type="float" office:value="0.966625381237705">
            <text:p>0,9666253812</text:p>
          </table:table-cell>
          <table:table-cell table:formula="of:=( [.J21] * [.I21] ) / [.C21]" office:value-type="float" office:value="0.920684073584961">
            <text:p>0,9206840736</text:p>
          </table:table-cell>
          <table:table-cell table:formula="of:=[.Z21] * ( ( 1+ ( [.Y21] * ( [.B21] / [.AB21] ) ) ) ^ 5.256 )" office:value-type="float" office:value="75625.1554959068">
            <text:p>75625,1554959068</text:p>
          </table:table-cell>
          <table:table-cell table:number-columns-repeated="2"/>
          <table:table-cell table:style-name="ce18" table:formula="of:=SQRT( ( [.Q21] * 2 ) / [.K21] )" office:value-type="float" office:value="80.109676714358">
            <text:p>80,1096767144</text:p>
          </table:table-cell>
          <table:table-cell table:style-name="ce23"/>
          <table:table-cell table:style-name="ce23" table:formula="of:= ( ( [.D21] ) ^2 ) * ( [.AA21] / 2 )" office:value-type="float" office:value="2954.27278125">
            <text:p>2954,27278125</text:p>
          </table:table-cell>
          <table:table-cell table:style-name="ce39"/>
          <table:table-cell table:style-name="ce26" table:number-columns-repeated="2"/>
          <table:table-cell table:style-name="ce29"/>
          <table:table-cell table:style-name="ce32"/>
          <table:table-cell/>
          <table:table-cell table:formula="of:=[.X20]" office:value-type="float" office:value="4214.702752">
            <text:p>4214,702752</text:p>
          </table:table-cell>
          <table:table-cell table:formula="of:=[.Y20]" office:value-type="float" office:value="-0.0065">
            <text:p>-0,0065</text:p>
          </table:table-cell>
          <table:table-cell table:formula="of:=[.Z20]" office:value-type="float" office:value="101325">
            <text:p>101325</text:p>
          </table:table-cell>
          <table:table-cell table:formula="of:=[.AA20]" office:value-type="float" office:value="1.225">
            <text:p>1,225</text:p>
          </table:table-cell>
          <table:table-cell table:formula="of:=[.AB20]" office:value-type="float" office:value="288.15">
            <text:p>288,15</text:p>
          </table:table-cell>
          <table:table-cell table:formula="of:=[.AC20]" office:value-type="float" office:value="1.235">
            <text:p>1,235</text:p>
          </table:table-cell>
          <table:table-cell table:formula="of:=[.AD20]" office:value-type="float" office:value="9.81">
            <text:p>9,81</text:p>
          </table:table-cell>
          <table:table-cell table:formula="of:=[.AE20]" office:value-type="float" office:value="293.15">
            <text:p>293,15</text:p>
          </table:table-cell>
          <table:table-cell table:formula="of:=[.AF20]" office:value-type="float" office:value="100600">
            <text:p>100600</text:p>
          </table:table-cell>
          <table:table-cell table:formula="of:=[.AG20]" office:value-type="float" office:value="29">
            <text:p>29</text:p>
          </table:table-cell>
        </table:table-row>
        <table:table-row table:style-name="ro1">
          <table:table-cell table:style-name="ce35" office:value-type="float" office:value="15">
            <text:p>15</text:p>
          </table:table-cell>
          <table:table-cell table:style-name="ce37" office:value-type="float" office:value="1500">
            <text:p>1500</text:p>
          </table:table-cell>
          <table:table-cell table:formula="of:=[.A22]+273.15" office:value-type="float" office:value="288.15">
            <text:p>288,15</text:p>
          </table:table-cell>
          <table:table-cell table:style-name="ce5" office:value-type="float" office:value="72.0222">
            <text:p>72,0222</text:p>
          </table:table-cell>
          <table:table-cell table:style-name="ce5" office:value-type="float" office:value="150">
            <text:p>150</text:p>
          </table:table-cell>
          <table:table-cell table:style-name="ce8" table:formula="of:=[.E22]*0.453592" office:value-type="float" office:value="68.0388">
            <text:p>68,0388</text:p>
          </table:table-cell>
          <table:table-cell table:formula="of:=[.X22]-[.F22]" office:value-type="float" office:value="4146.663952">
            <text:p>4146,663952</text:p>
          </table:table-cell>
          <table:table-cell table:style-name="ce7" office:value-type="float" office:value="31">
            <text:p>31</text:p>
          </table:table-cell>
          <table:table-cell table:formula="of:=[.AB22]+([.B22]*[.Y22])" office:value-type="float" office:value="278.4">
            <text:p>278,4</text:p>
          </table:table-cell>
          <table:table-cell table:formula="of:=[.AA22] * ( ( 1 + ( [.Y22] * ( [.B22] / [.AB22] ) ) ) ^ 4.256 )" office:value-type="float" office:value="1.0580628650735">
            <text:p>1,0580628651</text:p>
          </table:table-cell>
          <table:table-cell table:formula="of:=( [.J22] * [.I22] ) / [.C22]" office:value-type="float" office:value="1.02226167494868">
            <text:p>1,0222616749</text:p>
          </table:table-cell>
          <table:table-cell table:formula="of:=[.Z22] * ( ( 1+ ( [.Y22] * ( [.B22] / [.AB22] ) ) ) ^ 5.256 )" office:value-type="float" office:value="84555.6442564696">
            <text:p>84555,6442564696</text:p>
          </table:table-cell>
          <table:table-cell table:formula="of:=[.B22]-[.B21]" office:value-type="float" office:value="-900">
            <text:p>-900</text:p>
          </table:table-cell>
          <table:table-cell table:formula="of:= [.G22] * [.AD22] * COS( [.U22] )" office:value-type="float" office:value="37562.7066092961">
            <text:p>37562,7066092961</text:p>
          </table:table-cell>
          <table:table-cell table:style-name="ce20" table:formula="of:=SQRT( ( [.Q22] * 2 ) / [.K22] )" office:value-type="float" office:value="78.8412294422813">
            <text:p>78,8412294423</text:p>
          </table:table-cell>
          <table:table-cell table:style-name="ce25" table:formula="of:= ( [.M22] / [.H22] ) * ( ( ( [.C21] + [.C22] ) / 2 ) / ( ( [.I21] + [.I22] ) / 2 ) )" office:value-type="float" office:value="-30.2626841028253">
            <text:p>-30,2626841028</text:p>
          </table:table-cell>
          <table:table-cell table:style-name="ce25" table:formula="of:= ( ( [.D22] ) ^2 ) * ( [.AA22] / 2 )" office:value-type="float" office:value="3177.1583418645">
            <text:p>3177,1583418645</text:p>
          </table:table-cell>
          <table:table-cell table:style-name="ce27" table:formula="of:= - ( [.G22] * [.AD22] * SIN( [.U22] ) )" office:value-type="float" office:value="-15614.2779211902">
            <text:p>-15614,2779211902</text:p>
          </table:table-cell>
          <table:table-cell table:style-name="ce28" table:formula="of:= - ( ( 2 * [.R22] ) / ( ( ( [.O22] ) ^ 2 ) * [.AG22] * [.K22] ) )" office:value-type="float" office:value="0.169466963449103">
            <text:p>0,1694669634</text:p>
          </table:table-cell>
          <table:table-cell table:style-name="ce28" table:formula="of:= ( ( 2 * [.N22] ) / ( ( ( [.O22] ) ^ 2 ) * [.AG22] * [.K22] ) )" office:value-type="float" office:value="0.407680576721909">
            <text:p>0,4076805767</text:p>
          </table:table-cell>
          <table:table-cell table:style-name="ce30" table:formula="of:=ASIN( - ( [.P22] / [.O22] ) )" office:value-type="float" office:value="0.393954928455142">
            <text:p>0,3939549285</text:p>
          </table:table-cell>
          <table:table-cell table:style-name="ce33" table:formula="of:=[.U22] * ( 180 / 3.14159265359 )" office:value-type="float" office:value="22.5719547188565">
            <text:p>22,5719547189</text:p>
          </table:table-cell>
          <table:table-cell/>
          <table:table-cell table:formula="of:=[.X21]" office:value-type="float" office:value="4214.702752">
            <text:p>4214,702752</text:p>
          </table:table-cell>
          <table:table-cell table:formula="of:=[.Y21]" office:value-type="float" office:value="-0.0065">
            <text:p>-0,0065</text:p>
          </table:table-cell>
          <table:table-cell table:formula="of:=[.Z21]" office:value-type="float" office:value="101325">
            <text:p>101325</text:p>
          </table:table-cell>
          <table:table-cell table:formula="of:=[.AA21]" office:value-type="float" office:value="1.225">
            <text:p>1,225</text:p>
          </table:table-cell>
          <table:table-cell table:formula="of:=[.AB21]" office:value-type="float" office:value="288.15">
            <text:p>288,15</text:p>
          </table:table-cell>
          <table:table-cell table:formula="of:=[.AC21]" office:value-type="float" office:value="1.235">
            <text:p>1,235</text:p>
          </table:table-cell>
          <table:table-cell table:formula="of:=[.AD21]" office:value-type="float" office:value="9.81">
            <text:p>9,81</text:p>
          </table:table-cell>
          <table:table-cell table:formula="of:=[.AE21]" office:value-type="float" office:value="293.15">
            <text:p>293,15</text:p>
          </table:table-cell>
          <table:table-cell table:formula="of:=[.AF21]" office:value-type="float" office:value="100600">
            <text:p>100600</text:p>
          </table:table-cell>
          <table:table-cell table:formula="of:=[.AG21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2]" office:value-type="float" office:value="4214.702752">
            <text:p>4214,702752</text:p>
          </table:table-cell>
          <table:table-cell table:formula="of:=[.Y22]" office:value-type="float" office:value="-0.0065">
            <text:p>-0,0065</text:p>
          </table:table-cell>
          <table:table-cell table:formula="of:=[.Z22]" office:value-type="float" office:value="101325">
            <text:p>101325</text:p>
          </table:table-cell>
          <table:table-cell table:formula="of:=[.AA22]" office:value-type="float" office:value="1.225">
            <text:p>1,225</text:p>
          </table:table-cell>
          <table:table-cell table:formula="of:=[.AB22]" office:value-type="float" office:value="288.15">
            <text:p>288,15</text:p>
          </table:table-cell>
          <table:table-cell table:formula="of:=[.AC22]" office:value-type="float" office:value="1.235">
            <text:p>1,235</text:p>
          </table:table-cell>
          <table:table-cell table:formula="of:=[.AD22]" office:value-type="float" office:value="9.81">
            <text:p>9,81</text:p>
          </table:table-cell>
          <table:table-cell table:formula="of:=[.AE22]" office:value-type="float" office:value="293.15">
            <text:p>293,15</text:p>
          </table:table-cell>
          <table:table-cell table:formula="of:=[.AF22]" office:value-type="float" office:value="100600">
            <text:p>100600</text:p>
          </table:table-cell>
          <table:table-cell table:formula="of:=[.AG22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3]" office:value-type="float" office:value="4214.702752">
            <text:p>4214,702752</text:p>
          </table:table-cell>
          <table:table-cell table:formula="of:=[.Y23]" office:value-type="float" office:value="-0.0065">
            <text:p>-0,0065</text:p>
          </table:table-cell>
          <table:table-cell table:formula="of:=[.Z23]" office:value-type="float" office:value="101325">
            <text:p>101325</text:p>
          </table:table-cell>
          <table:table-cell table:formula="of:=[.AA23]" office:value-type="float" office:value="1.225">
            <text:p>1,225</text:p>
          </table:table-cell>
          <table:table-cell table:formula="of:=[.AB23]" office:value-type="float" office:value="288.15">
            <text:p>288,15</text:p>
          </table:table-cell>
          <table:table-cell table:formula="of:=[.AC23]" office:value-type="float" office:value="1.235">
            <text:p>1,235</text:p>
          </table:table-cell>
          <table:table-cell table:formula="of:=[.AD23]" office:value-type="float" office:value="9.81">
            <text:p>9,81</text:p>
          </table:table-cell>
          <table:table-cell table:formula="of:=[.AE23]" office:value-type="float" office:value="293.15">
            <text:p>293,15</text:p>
          </table:table-cell>
          <table:table-cell table:formula="of:=[.AF23]" office:value-type="float" office:value="100600">
            <text:p>100600</text:p>
          </table:table-cell>
          <table:table-cell table:formula="of:=[.AG23]" office:value-type="float" office:value="29">
            <text:p>29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  <table:table-cell>
            <draw:frame table:end-cell-address="'D0 128'.W45" table:end-x="1.076cm" table:end-y="0.16cm" draw:z-index="0" draw:style-name="gr1" draw:text-style-name="P1" svg:width="16.462cm" svg:height="8.979cm" svg:x="0.639cm" svg:y="0.213cm">
              <draw:object draw:notify-on-update-of-ranges="'D0 128'.S12:'D0 128'.S22 'D0 128'.T12:'D0 128'.T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formula="of:=[.X24]" office:value-type="float" office:value="4214.702752">
            <text:p>4214,702752</text:p>
          </table:table-cell>
          <table:table-cell table:formula="of:=[.Y24]" office:value-type="float" office:value="-0.0065">
            <text:p>-0,0065</text:p>
          </table:table-cell>
          <table:table-cell table:formula="of:=[.Z24]" office:value-type="float" office:value="101325">
            <text:p>101325</text:p>
          </table:table-cell>
          <table:table-cell table:formula="of:=[.AA24]" office:value-type="float" office:value="1.225">
            <text:p>1,225</text:p>
          </table:table-cell>
          <table:table-cell table:formula="of:=[.AB24]" office:value-type="float" office:value="288.15">
            <text:p>288,15</text:p>
          </table:table-cell>
          <table:table-cell table:formula="of:=[.AC24]" office:value-type="float" office:value="1.235">
            <text:p>1,235</text:p>
          </table:table-cell>
          <table:table-cell table:formula="of:=[.AD24]" office:value-type="float" office:value="9.81">
            <text:p>9,81</text:p>
          </table:table-cell>
          <table:table-cell table:formula="of:=[.AE24]" office:value-type="float" office:value="293.15">
            <text:p>293,15</text:p>
          </table:table-cell>
          <table:table-cell table:formula="of:=[.AF24]" office:value-type="float" office:value="100600">
            <text:p>100600</text:p>
          </table:table-cell>
          <table:table-cell table:formula="of:=[.AG24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5]" office:value-type="float" office:value="4214.702752">
            <text:p>4214,702752</text:p>
          </table:table-cell>
          <table:table-cell table:formula="of:=[.Y25]" office:value-type="float" office:value="-0.0065">
            <text:p>-0,0065</text:p>
          </table:table-cell>
          <table:table-cell table:formula="of:=[.Z25]" office:value-type="float" office:value="101325">
            <text:p>101325</text:p>
          </table:table-cell>
          <table:table-cell table:formula="of:=[.AA25]" office:value-type="float" office:value="1.225">
            <text:p>1,225</text:p>
          </table:table-cell>
          <table:table-cell table:formula="of:=[.AB25]" office:value-type="float" office:value="288.15">
            <text:p>288,15</text:p>
          </table:table-cell>
          <table:table-cell table:formula="of:=[.AC25]" office:value-type="float" office:value="1.235">
            <text:p>1,235</text:p>
          </table:table-cell>
          <table:table-cell table:formula="of:=[.AD25]" office:value-type="float" office:value="9.81">
            <text:p>9,81</text:p>
          </table:table-cell>
          <table:table-cell table:formula="of:=[.AE25]" office:value-type="float" office:value="293.15">
            <text:p>293,15</text:p>
          </table:table-cell>
          <table:table-cell table:formula="of:=[.AF25]" office:value-type="float" office:value="100600">
            <text:p>100600</text:p>
          </table:table-cell>
          <table:table-cell table:formula="of:=[.AG25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6]" office:value-type="float" office:value="4214.702752">
            <text:p>4214,702752</text:p>
          </table:table-cell>
          <table:table-cell table:formula="of:=[.Y26]" office:value-type="float" office:value="-0.0065">
            <text:p>-0,0065</text:p>
          </table:table-cell>
          <table:table-cell table:formula="of:=[.Z26]" office:value-type="float" office:value="101325">
            <text:p>101325</text:p>
          </table:table-cell>
          <table:table-cell table:formula="of:=[.AA26]" office:value-type="float" office:value="1.225">
            <text:p>1,225</text:p>
          </table:table-cell>
          <table:table-cell table:formula="of:=[.AB26]" office:value-type="float" office:value="288.15">
            <text:p>288,15</text:p>
          </table:table-cell>
          <table:table-cell table:formula="of:=[.AC26]" office:value-type="float" office:value="1.235">
            <text:p>1,235</text:p>
          </table:table-cell>
          <table:table-cell table:formula="of:=[.AD26]" office:value-type="float" office:value="9.81">
            <text:p>9,81</text:p>
          </table:table-cell>
          <table:table-cell table:formula="of:=[.AE26]" office:value-type="float" office:value="293.15">
            <text:p>293,15</text:p>
          </table:table-cell>
          <table:table-cell table:formula="of:=[.AF26]" office:value-type="float" office:value="100600">
            <text:p>100600</text:p>
          </table:table-cell>
          <table:table-cell table:formula="of:=[.AG26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7]" office:value-type="float" office:value="4214.702752">
            <text:p>4214,702752</text:p>
          </table:table-cell>
          <table:table-cell table:formula="of:=[.Y27]" office:value-type="float" office:value="-0.0065">
            <text:p>-0,0065</text:p>
          </table:table-cell>
          <table:table-cell table:formula="of:=[.Z27]" office:value-type="float" office:value="101325">
            <text:p>101325</text:p>
          </table:table-cell>
          <table:table-cell table:formula="of:=[.AA27]" office:value-type="float" office:value="1.225">
            <text:p>1,225</text:p>
          </table:table-cell>
          <table:table-cell table:formula="of:=[.AB27]" office:value-type="float" office:value="288.15">
            <text:p>288,15</text:p>
          </table:table-cell>
          <table:table-cell table:formula="of:=[.AC27]" office:value-type="float" office:value="1.235">
            <text:p>1,235</text:p>
          </table:table-cell>
          <table:table-cell table:formula="of:=[.AD27]" office:value-type="float" office:value="9.81">
            <text:p>9,81</text:p>
          </table:table-cell>
          <table:table-cell table:formula="of:=[.AE27]" office:value-type="float" office:value="293.15">
            <text:p>293,15</text:p>
          </table:table-cell>
          <table:table-cell table:formula="of:=[.AF27]" office:value-type="float" office:value="100600">
            <text:p>100600</text:p>
          </table:table-cell>
          <table:table-cell table:formula="of:=[.AG27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8]" office:value-type="float" office:value="4214.702752">
            <text:p>4214,702752</text:p>
          </table:table-cell>
          <table:table-cell table:formula="of:=[.Y28]" office:value-type="float" office:value="-0.0065">
            <text:p>-0,0065</text:p>
          </table:table-cell>
          <table:table-cell table:formula="of:=[.Z28]" office:value-type="float" office:value="101325">
            <text:p>101325</text:p>
          </table:table-cell>
          <table:table-cell table:formula="of:=[.AA28]" office:value-type="float" office:value="1.225">
            <text:p>1,225</text:p>
          </table:table-cell>
          <table:table-cell table:formula="of:=[.AB28]" office:value-type="float" office:value="288.15">
            <text:p>288,15</text:p>
          </table:table-cell>
          <table:table-cell table:formula="of:=[.AC28]" office:value-type="float" office:value="1.235">
            <text:p>1,235</text:p>
          </table:table-cell>
          <table:table-cell table:formula="of:=[.AD28]" office:value-type="float" office:value="9.81">
            <text:p>9,81</text:p>
          </table:table-cell>
          <table:table-cell table:formula="of:=[.AE28]" office:value-type="float" office:value="293.15">
            <text:p>293,15</text:p>
          </table:table-cell>
          <table:table-cell table:formula="of:=[.AF28]" office:value-type="float" office:value="100600">
            <text:p>100600</text:p>
          </table:table-cell>
          <table:table-cell table:formula="of:=[.AG28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9]" office:value-type="float" office:value="4214.702752">
            <text:p>4214,702752</text:p>
          </table:table-cell>
          <table:table-cell table:formula="of:=[.Y29]" office:value-type="float" office:value="-0.0065">
            <text:p>-0,0065</text:p>
          </table:table-cell>
          <table:table-cell table:formula="of:=[.Z29]" office:value-type="float" office:value="101325">
            <text:p>101325</text:p>
          </table:table-cell>
          <table:table-cell table:formula="of:=[.AA29]" office:value-type="float" office:value="1.225">
            <text:p>1,225</text:p>
          </table:table-cell>
          <table:table-cell table:formula="of:=[.AB29]" office:value-type="float" office:value="288.15">
            <text:p>288,15</text:p>
          </table:table-cell>
          <table:table-cell table:formula="of:=[.AC29]" office:value-type="float" office:value="1.235">
            <text:p>1,235</text:p>
          </table:table-cell>
          <table:table-cell table:formula="of:=[.AD29]" office:value-type="float" office:value="9.81">
            <text:p>9,81</text:p>
          </table:table-cell>
          <table:table-cell table:formula="of:=[.AE29]" office:value-type="float" office:value="293.15">
            <text:p>293,15</text:p>
          </table:table-cell>
          <table:table-cell table:formula="of:=[.AF29]" office:value-type="float" office:value="100600">
            <text:p>100600</text:p>
          </table:table-cell>
          <table:table-cell table:formula="of:=[.AG29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0]" office:value-type="float" office:value="4214.702752">
            <text:p>4214,702752</text:p>
          </table:table-cell>
          <table:table-cell table:formula="of:=[.Y30]" office:value-type="float" office:value="-0.0065">
            <text:p>-0,0065</text:p>
          </table:table-cell>
          <table:table-cell table:formula="of:=[.Z30]" office:value-type="float" office:value="101325">
            <text:p>101325</text:p>
          </table:table-cell>
          <table:table-cell table:formula="of:=[.AA30]" office:value-type="float" office:value="1.225">
            <text:p>1,225</text:p>
          </table:table-cell>
          <table:table-cell table:formula="of:=[.AB30]" office:value-type="float" office:value="288.15">
            <text:p>288,15</text:p>
          </table:table-cell>
          <table:table-cell table:formula="of:=[.AC30]" office:value-type="float" office:value="1.235">
            <text:p>1,235</text:p>
          </table:table-cell>
          <table:table-cell table:formula="of:=[.AD30]" office:value-type="float" office:value="9.81">
            <text:p>9,81</text:p>
          </table:table-cell>
          <table:table-cell table:formula="of:=[.AE30]" office:value-type="float" office:value="293.15">
            <text:p>293,15</text:p>
          </table:table-cell>
          <table:table-cell table:formula="of:=[.AF30]" office:value-type="float" office:value="100600">
            <text:p>100600</text:p>
          </table:table-cell>
          <table:table-cell table:formula="of:=[.AG30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1]" office:value-type="float" office:value="4214.702752">
            <text:p>4214,702752</text:p>
          </table:table-cell>
          <table:table-cell table:formula="of:=[.Y31]" office:value-type="float" office:value="-0.0065">
            <text:p>-0,0065</text:p>
          </table:table-cell>
          <table:table-cell table:formula="of:=[.Z31]" office:value-type="float" office:value="101325">
            <text:p>101325</text:p>
          </table:table-cell>
          <table:table-cell table:formula="of:=[.AA31]" office:value-type="float" office:value="1.225">
            <text:p>1,225</text:p>
          </table:table-cell>
          <table:table-cell table:formula="of:=[.AB31]" office:value-type="float" office:value="288.15">
            <text:p>288,15</text:p>
          </table:table-cell>
          <table:table-cell table:formula="of:=[.AC31]" office:value-type="float" office:value="1.235">
            <text:p>1,235</text:p>
          </table:table-cell>
          <table:table-cell table:formula="of:=[.AD31]" office:value-type="float" office:value="9.81">
            <text:p>9,81</text:p>
          </table:table-cell>
          <table:table-cell table:formula="of:=[.AE31]" office:value-type="float" office:value="293.15">
            <text:p>293,15</text:p>
          </table:table-cell>
          <table:table-cell table:formula="of:=[.AF31]" office:value-type="float" office:value="100600">
            <text:p>100600</text:p>
          </table:table-cell>
          <table:table-cell table:formula="of:=[.AG31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2]" office:value-type="float" office:value="4214.702752">
            <text:p>4214,702752</text:p>
          </table:table-cell>
          <table:table-cell table:formula="of:=[.Y32]" office:value-type="float" office:value="-0.0065">
            <text:p>-0,0065</text:p>
          </table:table-cell>
          <table:table-cell table:formula="of:=[.Z32]" office:value-type="float" office:value="101325">
            <text:p>101325</text:p>
          </table:table-cell>
          <table:table-cell table:formula="of:=[.AA32]" office:value-type="float" office:value="1.225">
            <text:p>1,225</text:p>
          </table:table-cell>
          <table:table-cell table:formula="of:=[.AB32]" office:value-type="float" office:value="288.15">
            <text:p>288,15</text:p>
          </table:table-cell>
          <table:table-cell table:formula="of:=[.AC32]" office:value-type="float" office:value="1.235">
            <text:p>1,235</text:p>
          </table:table-cell>
          <table:table-cell table:formula="of:=[.AD32]" office:value-type="float" office:value="9.81">
            <text:p>9,81</text:p>
          </table:table-cell>
          <table:table-cell table:formula="of:=[.AE32]" office:value-type="float" office:value="293.15">
            <text:p>293,15</text:p>
          </table:table-cell>
          <table:table-cell table:formula="of:=[.AF32]" office:value-type="float" office:value="100600">
            <text:p>100600</text:p>
          </table:table-cell>
          <table:table-cell table:formula="of:=[.AG32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3]" office:value-type="float" office:value="4214.702752">
            <text:p>4214,702752</text:p>
          </table:table-cell>
          <table:table-cell table:formula="of:=[.Y33]" office:value-type="float" office:value="-0.0065">
            <text:p>-0,0065</text:p>
          </table:table-cell>
          <table:table-cell table:formula="of:=[.Z33]" office:value-type="float" office:value="101325">
            <text:p>101325</text:p>
          </table:table-cell>
          <table:table-cell table:formula="of:=[.AA33]" office:value-type="float" office:value="1.225">
            <text:p>1,225</text:p>
          </table:table-cell>
          <table:table-cell table:formula="of:=[.AB33]" office:value-type="float" office:value="288.15">
            <text:p>288,15</text:p>
          </table:table-cell>
          <table:table-cell table:formula="of:=[.AC33]" office:value-type="float" office:value="1.235">
            <text:p>1,235</text:p>
          </table:table-cell>
          <table:table-cell table:formula="of:=[.AD33]" office:value-type="float" office:value="9.81">
            <text:p>9,81</text:p>
          </table:table-cell>
          <table:table-cell table:formula="of:=[.AE33]" office:value-type="float" office:value="293.15">
            <text:p>293,15</text:p>
          </table:table-cell>
          <table:table-cell table:formula="of:=[.AF33]" office:value-type="float" office:value="100600">
            <text:p>100600</text:p>
          </table:table-cell>
          <table:table-cell table:formula="of:=[.AG33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4]" office:value-type="float" office:value="4214.702752">
            <text:p>4214,702752</text:p>
          </table:table-cell>
          <table:table-cell table:formula="of:=[.Y34]" office:value-type="float" office:value="-0.0065">
            <text:p>-0,0065</text:p>
          </table:table-cell>
          <table:table-cell table:formula="of:=[.Z34]" office:value-type="float" office:value="101325">
            <text:p>101325</text:p>
          </table:table-cell>
          <table:table-cell table:formula="of:=[.AA34]" office:value-type="float" office:value="1.225">
            <text:p>1,225</text:p>
          </table:table-cell>
          <table:table-cell table:formula="of:=[.AB34]" office:value-type="float" office:value="288.15">
            <text:p>288,15</text:p>
          </table:table-cell>
          <table:table-cell table:formula="of:=[.AC34]" office:value-type="float" office:value="1.235">
            <text:p>1,235</text:p>
          </table:table-cell>
          <table:table-cell table:formula="of:=[.AD34]" office:value-type="float" office:value="9.81">
            <text:p>9,81</text:p>
          </table:table-cell>
          <table:table-cell table:formula="of:=[.AE34]" office:value-type="float" office:value="293.15">
            <text:p>293,15</text:p>
          </table:table-cell>
          <table:table-cell table:formula="of:=[.AF34]" office:value-type="float" office:value="100600">
            <text:p>100600</text:p>
          </table:table-cell>
          <table:table-cell table:formula="of:=[.AG34]" office:value-type="float" office:value="29">
            <text:p>29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column table:style-name="co1" table:default-cell-style-name="ce40"/>
        <table:table-column table:style-name="co1" table:default-cell-style-name="ce41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>
            <text:p>SI BASIS EINHEITEN</text:p>
          </table:table-cell>
          <table:table-cell table:style-name="Default"/>
          <table:table-cell/>
          <table:table-cell office:value-type="string">
            <text:p>SI BASIS EINHEIT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>
            <text:p>rho_real</text:p>
          </table:table-cell>
          <table:table-cell office:value-type="string">
            <text:p>rho_INA</text:p>
          </table:table-cell>
          <table:table-cell office:value-type="string">
            <text:p>delta_t</text:p>
          </table:table-cell>
          <table:table-cell office:value-type="string">
            <text:p>T_real</text:p>
          </table:table-cell>
          <table:table-cell office:value-type="string">
            <text:p>T_INA</text:p>
          </table:table-cell>
          <table:table-cell office:value-type="string">
            <text:p>delta_H_INA</text:p>
          </table:table-cell>
        </table:table-row>
        <table:table-row table:style-name="ro1">
          <table:table-cell/>
          <table:table-cell table:style-name="ce34" office:value-type="string">
            <text:p>m_0 (takeoff)</text:p>
          </table:table-cell>
          <table:table-cell table:style-name="ce36"/>
          <table:table-cell table:number-columns-repeated="10"/>
        </table:table-row>
        <table:table-row table:style-name="ro1">
          <table:table-cell/>
          <table:table-cell office:value-type="string">
            <text:p>m_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_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_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_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_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_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_7</text:p>
          </table:table-cell>
          <table:table-cell table:number-columns-repeated="11"/>
        </table:table-row>
        <table:table-row table:style-name="ro1">
          <table:table-cell/>
          <table:table-cell table:style-name="ce35" office:value-type="string">
            <text:p>m_8</text:p>
          </table:table-cell>
          <table:table-cell table:style-name="ce37"/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21.06.2019</text:date>, <text:time>00:09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9:24:00.84</meta:creation-date>
    <dc:date>2019-06-21T00:09:06.72</dc:date>
    <meta:editing-duration>PT10H50M12S</meta:editing-duration>
    <meta:editing-cycles>128</meta:editing-cycles>
    <meta:generator>OpenOffice/4.1.1$Win32 OpenOffice.org_project/411m6$Build-9775</meta:generator>
    <meta:document-statistic meta:table-count="3" meta:cell-count="1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minimum="0" chart:maximum="2" chart:interval-major="0.25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63cm" svg:height="8.98cm" xlink:href=".." xlink:type="simple" chart:class="chart:scatter" chart:style-name="ch1">
        <chart:legend chart:legend-position="end" svg:x="11.388cm" svg:y="3.916cm" style:legend-expansion="high" chart:style-name="ch2"/>
        <chart:plot-area chart:style-name="ch3" table:cell-range-address="'D0 128'.S12:'D0 128'.T22" svg:x="0.779cm" svg:y="0.851cm" svg:width="9.951cm" svg:height="7.53cm">
          <chartooo:coordinate-region svg:x="1.691cm" svg:y="1.063cm" svg:width="8.945cm" svg:height="6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0 128'.T12:'D0 128'.T22" chart:class="chart:scatter">
            <chart:domain table:cell-range-address="'D0 128'.S12:'D0 128'.S22"/>
            <chart:regression-curve chart:style-name="ch7">
              <chart:equation chart:display-r-square="true" svg:x="8.436cm" svg:y="0.028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  <table:table-cell office:value-type="string">
                <text:p>Spalte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0 128'.S12:'D0 128'.S22</svg:desc>
                </draw:g>
              </table:table-cell>
              <table:table-cell office:value-type="float" office:value="NaN">
                <text:p>NaN</text:p>
                <draw:g>
                  <svg:desc>'D0 128'.T12:'D0 128'.T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8025934650034">
                <text:p>0.338025934650034</text:p>
              </table:table-cell>
              <table:table-cell office:value-type="float" office:value="1.31831866472539">
                <text:p>1.31831866472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637430492903">
                <text:p>0.23637430492903</text:p>
              </table:table-cell>
              <table:table-cell office:value-type="float" office:value="0.836086296266836">
                <text:p>0.836086296266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3677444853465">
                <text:p>0.193677444853465</text:p>
              </table:table-cell>
              <table:table-cell office:value-type="float" office:value="0.569975917790725">
                <text:p>0.569975917790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9466963449103">
                <text:p>0.169466963449103</text:p>
              </table:table-cell>
              <table:table-cell office:value-type="float" office:value="0.407680576721909">
                <text:p>0.407680576721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